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Microsoft Sans Serif" svg:font-family="'Microsoft Sans Serif'"/>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256in"/>
    </style:style>
    <style:style style:name="co2" style:family="table-column">
      <style:table-column-properties fo:break-before="auto" style:column-width="2.7528in"/>
    </style:style>
    <style:style style:name="co3" style:family="table-column">
      <style:table-column-properties fo:break-before="auto" style:column-width="1.0571in"/>
    </style:style>
    <style:style style:name="co4" style:family="table-column">
      <style:table-column-properties fo:break-before="auto" style:column-width="0.7047in"/>
    </style:style>
    <style:style style:name="co5" style:family="table-column">
      <style:table-column-properties fo:break-before="auto" style:column-width="0.6984in"/>
    </style:style>
    <style:style style:name="ro1" style:family="table-row">
      <style:table-row-properties style:row-height="0.4862in" fo:break-before="auto" style:use-optimal-row-height="false"/>
    </style:style>
    <style:style style:name="ro2" style:family="table-row">
      <style:table-row-properties style:row-height="0.6319in" fo:break-before="auto" style:use-optimal-row-height="false"/>
    </style:style>
    <style:style style:name="ro3" style:family="table-row">
      <style:table-row-properties style:row-height="0.4165in" fo:break-before="auto" style:use-optimal-row-height="false"/>
    </style:style>
    <style:style style:name="ro4" style:family="table-row">
      <style:table-row-properties style:row-height="0.1772in" fo:break-before="auto" style:use-optimal-row-height="false"/>
    </style:style>
    <style:style style:name="ro5" style:family="table-row">
      <style:table-row-properties style:row-height="0.178in" fo:break-before="auto" style:use-optimal-row-height="true"/>
    </style:style>
    <style:style style:name="ro6" style:family="table-row">
      <style:table-row-properties style:row-height="0.3311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798in" fo:break-before="auto" style:use-optimal-row-height="true"/>
    </style:style>
    <style:style style:name="ro9" style:family="table-row">
      <style:table-row-properties style:row-height="0.6425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ta1" style:family="table" style:master-page-name="PageStyle_5f_Question_20_1">
      <style:table-properties table:display="true" style:writing-mode="lr-tb"/>
    </style:style>
    <number:number-style style:name="N1">
      <number:number number:decimal-places="0" number:min-integer-digits="1"/>
    </number:number-style>
    <style:style style:name="ce1" style:family="table-cell" style:parent-style-name="Default">
      <style:table-cell-properties style:glyph-orientation-vertical="0" fo:background-color="#ffffff"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 style:family="table-cell" style:parent-style-name="Default">
      <style:table-cell-properties style:glyph-orientation-vertical="0" fo:background-color="#dddddd" style:text-align-source="value-type" style:repeat-content="false" fo:wrap-option="wrap" fo:border="none"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 style:family="table-cell" style:parent-style-name="Default">
      <style:table-cell-properties style:glyph-orientation-vertical="0" fo:background-color="#dee9f7" style:text-align-source="value-type" style:repeat-content="false" fo:wrap-option="wrap" fo:border="none"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glyph-orientation-vertical="0" fo:background-color="#eeeee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fo:background-color="#cdd8e6"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6" style:family="table-cell" style:parent-style-name="Default">
      <style:table-cell-properties style:glyph-orientation-vertical="0" fo:background-color="#dddddd" style:text-align-source="fix" style:repeat-content="false" fo:wrap-option="no-wrap" fo:border="none"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7" style:family="table-cell" style:parent-style-name="Default">
      <style:table-cell-properties style:glyph-orientation-vertical="0" fo:background-color="#dddddd" style:text-align-source="fix" style:repeat-content="false" fo:wrap-option="wrap" style:direction="ltr" style:rotation-angle="0" style:rotation-align="none" style:shrink-to-fit="false" style:vertical-align="middle"/>
      <style:paragraph-properties fo:text-align="start"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data-style-name="N1">
      <style:table-cell-properties fo:background-color="#eeeee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 style:family="table-cell" style:parent-style-name="Default" style:data-style-name="N1">
      <style:table-cell-properties fo:background-color="transparent"/>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 style:family="table-cell" style:parent-style-name="Default" style:data-style-name="N1">
      <style:table-cell-properties fo:background-color="transparent"/>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 style:family="table-cell" style:parent-style-name="Default" style:data-style-name="N1">
      <style:table-cell-properties fo:background-color="#eeeee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ffffff"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style:glyph-orientation-vertical="0" fo:background-color="#dddddd" style:text-align-source="value-type" style:repeat-content="false" fo:wrap-option="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glyph-orientation-vertical="0" fo:background-color="#dee9f7" style:text-align-source="value-type" style:repeat-content="false" fo:wrap-option="wrap" style:direction="ltr" style:rotation-angle="0" style:rotation-align="none" style:shrink-to-fit="false" style:vertical-align="middle"/>
      <style:paragraph-properties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fo:background-color="#eeeeee" style:text-align-source="value-type" style:repeat-content="false" fo:wrap-option="wrap" style:direction="ltr" style:rotation-angle="0" style:rotation-align="none" style:shrink-to-fit="false" style:vertical-align="automatic"/>
      <style:paragraph-properties fo:margin-left="0in" style:writing-mode="page"/>
    </style:style>
    <style:style style:name="ce16"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7"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8" style:family="table-cell" style:parent-style-name="Default">
      <style:table-cell-properties fo:background-color="transparent"/>
    </style:style>
    <style:style style:name="ce19" style:family="table-cell" style:parent-style-name="Default">
      <style:table-cell-properties fo:background-color="transparent"/>
      <style:text-properties style:use-window-font-color="true"/>
    </style:style>
    <style:style style:name="ce20" style:family="table-cell" style:parent-style-name="Default">
      <style:text-properties style:use-window-font-color="true"/>
    </style:style>
    <style:style style:name="ce21" style:family="table-cell" style:parent-style-name="Default">
      <style:table-cell-properties style:glyph-orientation-vertical="0" fo:background-color="#cdd8e6" style:text-align-source="fix" style:repeat-content="false" fo:wrap-option="wrap" style:direction="ltr" style:rotation-angle="0" style:rotation-align="none" style:shrink-to-fit="false" style:vertical-align="middle"/>
      <style:paragraph-properties fo:text-align="center"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2" style:family="table-cell" style:parent-style-name="Default" style:data-style-name="N1">
      <style:table-cell-properties style:glyph-orientation-vertical="0" fo:background-color="#dee9f7" style:text-align-source="fix" style:repeat-content="false" fo:wrap-option="no-wrap" style:direction="ltr" style:rotation-angle="0" style:rotation-align="none" style:shrink-to-fit="false" style:vertical-align="middle"/>
      <style:paragraph-properties fo:text-align="center" fo:margin-left="0in" style:writing-mode="page"/>
    </style:style>
    <style:style style:name="ce23" style:family="table-cell" style:parent-style-name="Default">
      <style:table-cell-properties style:glyph-orientation-vertical="0" fo:background-color="#cdd8e6"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4" style:family="table-cell" style:parent-style-name="Default">
      <style:table-cell-properties style:glyph-orientation-vertical="0" fo:background-color="#dddddd" style:text-align-source="fix" style:repeat-content="false" fo:wrap-option="no-wrap" style:direction="ltr" style:rotation-angle="0" style:rotation-align="none" style:shrink-to-fit="false" style:vertical-align="automatic"/>
      <style:paragraph-properties fo:text-align="end" fo:margin-left="0in" style:writing-mode="page"/>
      <style:text-properties fo:color="#000000" style:text-outline="false" style:text-line-through-style="none" style:font-name="Microsoft Sans Serif"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a_extref" style:family="table">
      <style:table-properties table:display="false"/>
    </style:style>
    <style:style style:name="T1" style:family="text">
      <style:text-properties fo:color="#1a1a1a"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 style:family="text">
      <style:text-properties fo:color="#000000"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3" style:family="text">
      <style:text-properties style:text-outline="false" style:text-line-through-style="none" style:text-position="0% 100%" style:font-name="Arial2"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table table:name="Question 1" table:style-name="ta1" table:print="false">
        <office:forms form:automatic-focus="false" form:apply-design-mode="false"/>
        <table:table-column table:style-name="co1" table:default-cell-style-name="ce8"/>
        <table:table-column table:style-name="co2" table:default-cell-style-name="Default"/>
        <table:table-column table:style-name="co3" table:default-cell-style-name="Default"/>
        <table:table-column table:style-name="co4" table:number-columns-repeated="253" table:default-cell-style-name="Default"/>
        <table:table-column table:style-name="co5" table:number-columns-repeated="768" table:default-cell-style-name="Default"/>
        <table:table-row table:style-name="ro1">
          <table:table-cell table:style-name="ce1" office:value-type="string" table:number-columns-spanned="3" table:number-rows-spanned="1">
            <text:p>Open Source Hardware Survey</text:p>
          </table:table-cell>
          <table:covered-table-cell table:style-name="ce12" office:value-type="string">
            <text:p>Open Source Hardware Survey</text:p>
          </table:covered-table-cell>
          <table:covered-table-cell table:style-name="ce12" office:value-type="string">
            <text:p>Open Source Hardware Survey</text:p>
          </table:covered-table-cell>
          <table:table-cell table:number-columns-repeated="1021"/>
        </table:table-row>
        <table:table-row table:style-name="ro2">
          <table:table-cell table:style-name="ce2" office:value-type="string" table:number-columns-spanned="3" table:number-rows-spanned="1">
            <text:p>Tell us more about your process for developing open-source hardware: who you work with, how you collaborate, your role, what tools you use, etc.</text:p>
          </table:table-cell>
          <table:covered-table-cell table:style-name="ce13" office:value-type="string">
            <text:p>Tell us more about your process for developing open-source hardware: who you work with, how you collaborate, your role, what tools you use, etc.</text:p>
          </table:covered-table-cell>
          <table:covered-table-cell table:style-name="ce13" office:value-type="string">
            <text:p>Tell us more about your process for developing open-source hardware: who you work with, how you collaborate, your role, what tools you use, etc.</text:p>
          </table:covered-table-cell>
          <table:table-cell table:number-columns-repeated="1021"/>
        </table:table-row>
        <table:table-row table:style-name="ro3">
          <table:table-cell table:style-name="ce3" office:value-type="string" table:number-columns-spanned="2" table:number-rows-spanned="1">
            <text:p>Answer Options</text:p>
          </table:table-cell>
          <table:covered-table-cell table:style-name="ce14" office:value-type="string">
            <text:p>Answer Options</text:p>
          </table:covered-table-cell>
          <table:table-cell table:style-name="ce21" office:value-type="string">
            <text:p>Response Count</text:p>
          </table:table-cell>
          <table:table-cell table:number-columns-repeated="1021"/>
        </table:table-row>
        <table:table-row table:style-name="ro4">
          <table:table-cell table:style-name="ce4" table:number-columns-spanned="2" table:number-rows-spanned="1"/>
          <table:covered-table-cell table:style-name="ce15"/>
          <table:table-cell table:style-name="ce22" office:value-type="float" office:value="299">
            <text:p>299</text:p>
          </table:table-cell>
          <table:table-cell table:number-columns-repeated="1021"/>
        </table:table-row>
        <table:table-row table:style-name="ro5">
          <table:table-cell table:style-name="ce5" office:value-type="string" table:number-columns-spanned="2" table:number-rows-spanned="1">
            <text:p>answered question</text:p>
          </table:table-cell>
          <table:covered-table-cell table:style-name="ce16" office:value-type="float" office:value="299">
            <text:p>299</text:p>
          </table:covered-table-cell>
          <table:table-cell table:style-name="ce23" office:value-type="float" office:value="299">
            <text:p>299</text:p>
          </table:table-cell>
          <table:table-cell table:number-columns-repeated="1021"/>
        </table:table-row>
        <table:table-row table:style-name="ro5">
          <table:table-cell table:style-name="ce6" office:value-type="string" table:number-columns-spanned="2" table:number-rows-spanned="1">
            <text:p>skipped question</text:p>
          </table:table-cell>
          <table:covered-table-cell table:style-name="ce17" office:value-type="float" office:value="545">
            <text:p>545</text:p>
          </table:covered-table-cell>
          <table:table-cell table:style-name="ce24" office:value-type="float" office:value="545">
            <text:p>545</text:p>
          </table:table-cell>
          <table:table-cell table:number-columns-repeated="1021"/>
        </table:table-row>
        <table:table-row table:style-name="ro5">
          <table:table-cell table:style-name="Default"/>
          <table:table-cell table:number-columns-repeated="1023"/>
        </table:table-row>
        <table:table-row table:style-name="ro5">
          <table:table-cell table:style-name="ce7" office:value-type="string">
            <text:p>Number</text:p>
          </table:table-cell>
          <table:table-cell table:style-name="ce7" office:value-type="string">
            <text:p>Response Text</text:p>
          </table:table-cell>
          <table:table-cell table:style-name="ce7" office:value-type="string">
            <text:p>Categories</text:p>
          </table:table-cell>
          <table:table-cell table:number-columns-repeated="1021"/>
        </table:table-row>
        <table:table-row table:style-name="ro5">
          <table:table-cell office:value-type="float" office:value="1">
            <text:p>1</text:p>
          </table:table-cell>
          <table:table-cell office:value-type="string">
            <text:p>Arduino, IC's and PCB's, sharing with friends to make life easy!</text:p>
          </table:table-cell>
          <table:table-cell table:number-columns-repeated="1022"/>
        </table:table-row>
        <table:table-row table:style-name="ro5">
          <table:table-cell office:value-type="float" office:value="2">
            <text:p>2</text:p>
          </table:table-cell>
          <table:table-cell office:value-type="string">
            <text:p>My projects are just based around me learning new tools / skills, but they'll hopefully end up with something playful that others can enjoy in some way.</text:p>
          </table:table-cell>
          <table:table-cell table:number-columns-repeated="1022"/>
        </table:table-row>
        <table:table-row table:style-name="ro5">
          <table:table-cell office:value-type="float" office:value="3">
            <text:p>3</text:p>
          </table:table-cell>
          <table:table-cell office:value-type="string">
            <text:p>Later.</text:p>
          </table:table-cell>
          <table:table-cell table:number-columns-repeated="1022"/>
        </table:table-row>
        <table:table-row table:style-name="ro5">
          <table:table-cell office:value-type="float" office:value="4">
            <text:p>4</text:p>
          </table:table-cell>
          <table:table-cell office:value-type="string">
            <text:p>I work with a team of volunteers from around the world using Google docs, email, google meetup, and google code.</text:p>
          </table:table-cell>
          <table:table-cell table:number-columns-repeated="1022"/>
        </table:table-row>
        <table:table-row table:style-name="ro6">
          <table:table-cell office:value-type="float" office:value="5">
            <text:p>5</text:p>
          </table:table-cell>
          <table:table-cell office:value-type="string">
            <text:p>I'm electronic engineer.</text:p>
            <text:p>I use Kicad on my developments.</text:p>
          </table:table-cell>
          <table:table-cell table:number-columns-repeated="1022"/>
        </table:table-row>
        <table:table-row table:style-name="ro5">
          <table:table-cell office:value-type="float" office:value="6">
            <text:p>6</text:p>
          </table:table-cell>
          <table:table-cell office:value-type="string">
            <text:p>Work with whomever is project lead, but passively. Use GCC and Processing.</text:p>
          </table:table-cell>
          <table:table-cell table:number-columns-repeated="1022"/>
        </table:table-row>
        <table:table-row table:style-name="ro5">
          <table:table-cell office:value-type="float" office:value="7">
            <text:p>7</text:p>
          </table:table-cell>
          <table:table-cell office:value-type="string">
            <text:p>I work alone.</text:p>
          </table:table-cell>
          <table:table-cell table:number-columns-repeated="1022"/>
        </table:table-row>
        <table:table-row table:style-name="ro7">
          <table:table-cell office:value-type="float" office:value="8">
            <text:p>8</text:p>
          </table:table-cell>
          <table:table-cell office:value-type="string">
            <text:p>I might want to publish my work at a scientific venue. (conference on human computer interaction - CHI) ... this is tricky, because I can only publish previously unpublished work there, so I cannot share too many details before my submission.</text:p>
            <text:p/>
            <text:p>I have had this problem in the past, that open source and academia dont go together all that well, and its allways some type of balance you have to hold...</text:p>
          </table:table-cell>
          <table:table-cell table:number-columns-repeated="1022"/>
        </table:table-row>
        <table:table-row table:style-name="ro6">
          <table:table-cell office:value-type="float" office:value="9">
            <text:p>9</text:p>
          </table:table-cell>
          <table:table-cell office:value-type="string">
            <text:p>I work alone on the projects but ask colleagues for suggestions.</text:p>
            <text:p>Tools: EAGLE for schematic and PCB, Eclipse as IDE, AVRGCC as microcontroller crosscompiler, avrdude for programming the chips, usbasp as ISP dongle, mercurial for versioning, MS Word for documentation</text:p>
          </table:table-cell>
          <table:table-cell table:number-columns-repeated="1022"/>
        </table:table-row>
        <table:table-row table:style-name="ro6">
          <table:table-cell office:value-type="float" office:value="10">
            <text:p>10</text:p>
          </table:table-cell>
          <table:table-cell office:value-type="string">
            <text:p>As you might deduce from previous answers I'm still rather new to designing (open-source) hardware (although I have been developing open source software on a professional basis for several years now). So for the moment the direction of knowledge / design is largely inwards... :-), I do not yet deem my own designs of such high importance or quality that I feel the urge to publish them on the internet. I have some friends with which I collaborate and exchange designs and code (for now).</text:p>
            <text:p>For tools: I work on both ubuntu and windows 7, using (mainly) fritizing / arduino ide.</text:p>
          </table:table-cell>
          <table:table-cell table:number-columns-repeated="1022"/>
        </table:table-row>
        <table:table-row table:style-name="ro8">
          <table:table-cell office:value-type="float" office:value="11">
            <text:p>11</text:p>
          </table:table-cell>
          <table:table-cell office:value-type="string">
            <text:p>Mostly using Cadsoft Eagle. Rarely GeDa/PCB. Tried Kicad but it works very badly on mac os x so it is not an option for me.</text:p>
            <text:p/>
            <text:p>The designs are tracked in a GitHub repository for version control.</text:p>
            <text:p/>
            <text:p>I mostly work with other developers of hardware that provide me with feedback on my designs.</text:p>
          </table:table-cell>
          <table:table-cell table:number-columns-repeated="1022"/>
        </table:table-row>
        <table:table-row table:style-name="ro5">
          <table:table-cell office:value-type="float" office:value="12">
            <text:p>12</text:p>
          </table:table-cell>
          <table:table-cell office:value-type="string">
            <text:p>I like rebuilding designs others have created and making my own tweaks to them. Mostly just for fun and as a hobby. It has paid off as a great learning tool that carries over to other endeavors. <text:s/>I mostly use the tools that are out there provided by the open source community and the component manufacturers. I buy a lot of eval kits. Great way to get a big bang for the buck and learn new stuff. Look at the cost - its cheaper than taking a college course and you learn more if you stick to it. $100 for an eval kit - sounds expensive - IF you really follow it through and do all it can do, you may spend 100 hours+ on it. Look at what you just learned. compare that to a course - no comparison.</text:p>
          </table:table-cell>
          <table:table-cell table:number-columns-repeated="1022"/>
        </table:table-row>
        <table:table-row table:style-name="ro5">
          <table:table-cell office:value-type="float" office:value="13">
            <text:p>13</text:p>
          </table:table-cell>
          <table:table-cell office:value-type="string">
            <text:p>between projects right now - too busy founding a makerspace to do actual hw!</text:p>
          </table:table-cell>
          <table:table-cell table:number-columns-repeated="1022"/>
        </table:table-row>
        <table:table-row table:style-name="ro5">
          <table:table-cell office:value-type="float" office:value="14">
            <text:p>14</text:p>
          </table:table-cell>
          <table:table-cell office:value-type="string">
            <text:p>perusing sources mostly. Downloaded an RTOS the other day, and looking forward to working with it.</text:p>
          </table:table-cell>
          <table:table-cell table:number-columns-repeated="1022"/>
        </table:table-row>
        <table:table-row table:style-name="ro5">
          <table:table-cell office:value-type="float" office:value="15">
            <text:p>15</text:p>
          </table:table-cell>
          <table:table-cell office:value-type="string">
            <text:p>usually I work alone</text:p>
          </table:table-cell>
          <table:table-cell table:number-columns-repeated="1022"/>
        </table:table-row>
        <table:table-row table:style-name="ro9">
          <table:table-cell office:value-type="float" office:value="16">
            <text:p>16</text:p>
          </table:table-cell>
          <table:table-cell office:value-type="string">
            <text:p>The first thing I do is try to write the "question", that is "what's this 'thing' for?"</text:p>
            <text:p>With a clear definition of the expected outcome I explore the web (thingiverse, make, instructables, adafruit's blog, sparkfun's tutorials, etc) to try and find components or full systems that could be modified to give me what I need.</text:p>
            <text:p>Then, with a few promising candidates I start exploring more in detail the requirements of each design and what modifications would they require to answer my original question. At this point I also review my question to make sure that what I think I need is actually what I require.</text:p>
            <text:p>Then I take the promising candidates to a breadboard and start testing the designs ans modifying what's needed. Once I have a working prototype then I take that circuit to KiCad and design the board(s). Then I get a small run of the boards made as a final test and build the "official" prototype. If all works well, then I send the fabrication order for as many boards as I need (I don't commercialise so these are for my needs only) and work on the mechanical design of the system (enclosure, plumbing, etc) using QCad</text:p>
          </table:table-cell>
          <table:table-cell table:number-columns-repeated="1022"/>
        </table:table-row>
        <table:table-row table:style-name="ro5">
          <table:table-cell office:value-type="float" office:value="17">
            <text:p>17</text:p>
          </table:table-cell>
          <table:table-cell office:value-type="string">
            <text:p>I bought a couple of types of Arduino microcontrollers. <text:s/>I have used them in test fixtures to learn about them. <text:s/>Now I am making a customized Arduino based data logger from the design files.</text:p>
          </table:table-cell>
          <table:table-cell table:number-columns-repeated="1022"/>
        </table:table-row>
        <table:table-row table:style-name="ro7">
          <table:table-cell office:value-type="float" office:value="18">
            <text:p>18</text:p>
          </table:table-cell>
          <table:table-cell office:value-type="string">
            <text:p>i work with lots of people. </text:p>
            <text:p>it's all about collaboration...</text:p>
            <text:p>that is what makes an idea grow.</text:p>
          </table:table-cell>
          <table:table-cell table:number-columns-repeated="1022"/>
        </table:table-row>
        <table:table-row table:style-name="ro5">
          <table:table-cell office:value-type="float" office:value="19">
            <text:p>19</text:p>
          </table:table-cell>
          <table:table-cell office:value-type="string">
            <text:p>Usually I start with a problem that needs to be solved and then search the internet (or books and magazines in years gone by) looking for ideas that provide a good starting point. Depending on the situation, I then assemble a prototype using the most readily available materials. The prototype is then tested, refined, and put to work or scraped if it doesn't prove out. Duplicates are made as the circumstance requires.</text:p>
          </table:table-cell>
          <table:table-cell table:number-columns-repeated="1022"/>
        </table:table-row>
        <table:table-row table:style-name="ro5">
          <table:table-cell office:value-type="float" office:value="20">
            <text:p>20</text:p>
          </table:table-cell>
          <table:table-cell office:value-type="string">
            <text:p>I've historically used Orcad for schematic capture and paid a PCB layout firm to do the layout and generate the Gerbers in PADS for non open-source designs. <text:s/>I still tend to do the first pass of a schematic in Orcad, but intend to release Eagle files for OSHW designs. <text:s/>I have the Eagle Professional Edition because the boards I design tend to be multilayer, mixed-signal and have many differential signals. <text:s text:c="3"/>I dislike many things about Eagle, but the price is right.</text:p>
          </table:table-cell>
          <table:table-cell table:number-columns-repeated="1022"/>
        </table:table-row>
        <table:table-row table:style-name="ro5">
          <table:table-cell office:value-type="float" office:value="21">
            <text:p>21</text:p>
          </table:table-cell>
          <table:table-cell office:value-type="string">
            <text:p>I primarily work on 3D printing and wireless data logging. I'm the only one in my lab with the necessary skills, though.</text:p>
          </table:table-cell>
          <table:table-cell table:number-columns-repeated="1022"/>
        </table:table-row>
        <table:table-row table:style-name="ro5">
          <table:table-cell office:value-type="float" office:value="22">
            <text:p>22</text:p>
          </table:table-cell>
          <table:table-cell office:value-type="string">
            <text:p>My friends are involved in developing their own hardware and have introduced me to some tools. I also study with Chris Palmer who provided many resources to find tools online as well as forums to get involved with a community to exchange information.</text:p>
          </table:table-cell>
          <table:table-cell table:number-columns-repeated="1022"/>
        </table:table-row>
        <table:table-row table:style-name="ro7">
          <table:table-cell table:style-name="ce9" office:value-type="float" office:value="23">
            <text:p>23</text:p>
          </table:table-cell>
          <table:table-cell table:style-name="ce18" office:value-type="string">
            <text:p>Because I made an amplifier, I worked with my friends who are musicians, mainly. <text:s/>(The OSHW guys who are not musicians can't give me feedback on how the distortion controls "feel", or what kinds of amplifier features I should include in my amp design, you see.) <text:s/>I do have a number of friends who are Electrical Engineers, not in the OSHW community, who I collaborated with in designing the [part of this response<text:span text:style-name="T1"> contained information that may identify the respondent and was removed to protect their anonymity</text:span><text:span text:style-name="T2">]</text:span>. <text:s/>Mostly this involved asking them "Hey, why isn't this analog opamp design working?" and they would reply "I have no idea, I haven't touched that stuff since college. <text:s/>But call me if you need any help designing gigabit data busses!"</text:p>
            <text:p/>
            <text:p>As far as tools go, I used my Epiphone Les Paul, a crummy PC scope, a 4 dollar multimeter that is great when it works, and Eagle. <text:s/>I had my boards made at Advanced Circuits, who gave me a great deal and helped me out a lot during the design of the boards, at one point I had a silkscreen issue and they helped me understand why my logo was not showing up.</text:p>
          </table:table-cell>
          <table:table-cell table:style-name="ce18" table:number-columns-repeated="1022"/>
        </table:table-row>
        <table:table-row table:style-name="ro5">
          <table:table-cell office:value-type="float" office:value="24">
            <text:p>24</text:p>
          </table:table-cell>
          <table:table-cell office:value-type="string">
            <text:p>Right now I'm working independently.</text:p>
          </table:table-cell>
          <table:table-cell table:number-columns-repeated="1022"/>
        </table:table-row>
        <table:table-row table:style-name="ro5">
          <table:table-cell office:value-type="float" office:value="25">
            <text:p>25</text:p>
          </table:table-cell>
          <table:table-cell office:value-type="string">
            <text:p>I develop hardware for CERN, as a result the designs we create are available to the world for free. Designs are a collaboration between many individuals, manufacturers, PCB houses, and assemblers. We all work to improve each others processes. Designs are posted in the CERN database and available publicly. Internally CERN uses Altium Designer, although some collaborators have used Eagle.</text:p>
          </table:table-cell>
          <table:table-cell table:number-columns-repeated="1022"/>
        </table:table-row>
        <table:table-row table:style-name="ro5">
          <table:table-cell office:value-type="float" office:value="26">
            <text:p>26</text:p>
          </table:table-cell>
          <table:table-cell office:value-type="string">
            <text:p>We usually develop what we would really like to see, So you get an idea, think it will be cool, get excited about it and have a go at building it. Then blog about it, share designs, code etc on the website, often a conversation starts around it and it gets evolved in different ways.</text:p>
          </table:table-cell>
          <table:table-cell table:number-columns-repeated="1022"/>
        </table:table-row>
        <table:table-row table:style-name="ro5">
          <table:table-cell office:value-type="float" office:value="27">
            <text:p>27</text:p>
          </table:table-cell>
          <table:table-cell office:value-type="string">
            <text:p>We have used an external designer who has done the donkey work, so he has had the direct connections with the open source world. We feed him our needs, ideas and changes.</text:p>
          </table:table-cell>
          <table:table-cell table:number-columns-repeated="1022"/>
        </table:table-row>
        <table:table-row table:style-name="ro5">
          <table:table-cell office:value-type="float" office:value="28">
            <text:p>28</text:p>
          </table:table-cell>
          <table:table-cell office:value-type="string">
            <text:p>As stated above I currently work alone so I am not able to do any collaboration. As far as the tools I use, I have some simple open-source CAD programs, a couple of programs to help verify correct size and use of heatsinks in using LEDs. For measurement I have various calipers, micrometers, etc. for the mechanical side and for the electrical end I have DMMs, a decent oscilloscope and various power supplies, fixtures, etc. for testing.</text:p>
          </table:table-cell>
          <table:table-cell table:number-columns-repeated="1022"/>
        </table:table-row>
        <table:table-row table:style-name="ro5">
          <table:table-cell office:value-type="float" office:value="29">
            <text:p>29</text:p>
          </table:table-cell>
          <table:table-cell office:value-type="string">
            <text:p>So far my own projects are only designed by me.</text:p>
          </table:table-cell>
          <table:table-cell table:number-columns-repeated="1022"/>
        </table:table-row>
        <table:table-row table:style-name="ro5">
          <table:table-cell office:value-type="float" office:value="30">
            <text:p>30</text:p>
          </table:table-cell>
          <table:table-cell office:value-type="string">
            <text:p>Alone on the back porch, Eagle, circuitpeople, Digi-Key and a whole mess of datasheets.</text:p>
          </table:table-cell>
          <table:table-cell table:number-columns-repeated="1022"/>
        </table:table-row>
        <table:table-row table:style-name="ro5">
          <table:table-cell office:value-type="float" office:value="31">
            <text:p>31</text:p>
          </table:table-cell>
          <table:table-cell office:value-type="string">
            <text:p>drooling on-looker</text:p>
          </table:table-cell>
          <table:table-cell table:number-columns-repeated="1022"/>
        </table:table-row>
        <table:table-row table:style-name="ro5">
          <table:table-cell office:value-type="float" office:value="32">
            <text:p>32</text:p>
          </table:table-cell>
          <table:table-cell office:value-type="string">
            <text:p>I have worked with the wider OpenCores community in the past. Additionally, I've worked with TI's HawkBoard and BeagleBoard groups developing peripheral boards. I've also done some work with Digilent developing processor boards and documentation for their Arduino products.</text:p>
          </table:table-cell>
          <table:table-cell table:number-columns-repeated="1022"/>
        </table:table-row>
        <table:table-row table:style-name="ro5">
          <table:table-cell office:value-type="float" office:value="33">
            <text:p>33</text:p>
          </table:table-cell>
          <table:table-cell office:value-type="string">
            <text:p>Look how other people have designed boards. <text:s/>Get help with a board from DorkbotPX. <text:s/>Talk with board designers at Robotic meetup.</text:p>
          </table:table-cell>
          <table:table-cell table:number-columns-repeated="1022"/>
        </table:table-row>
        <table:table-row table:style-name="ro5">
          <table:table-cell office:value-type="float" office:value="34">
            <text:p>34</text:p>
          </table:table-cell>
          <table:table-cell office:value-type="string">
            <text:p>[this response<text:span text:style-name="T1"> contained information that may identify the respondent and was removed to protect their anonymity</text:span><text:span text:style-name="T2">]</text:span></text:p>
          </table:table-cell>
          <table:table-cell table:number-columns-repeated="1022"/>
        </table:table-row>
        <table:table-row table:style-name="ro5">
          <table:table-cell office:value-type="float" office:value="35">
            <text:p>35</text:p>
          </table:table-cell>
          <table:table-cell office:value-type="string">
            <text:p>I have gotten in touch with some Sparkfun engineers and college professors. <text:s/>My friend's dad is the college professor's colleague. <text:s/>I ask him questions and he writes back. <text:s/>I use Arduino for all my prototyping for all of my projects except for some which use my PCBs all thanks to open source.</text:p>
          </table:table-cell>
          <table:table-cell table:number-columns-repeated="1022"/>
        </table:table-row>
        <table:table-row table:style-name="ro7">
          <table:table-cell office:value-type="float" office:value="36">
            <text:p>36</text:p>
          </table:table-cell>
          <table:table-cell office:value-type="string">
            <text:p>I'm student in a University (Physics). I'm workin up in a proyect to improve elements to teach physics, (take and compute data).</text:p>
            <text:p>the propose was presented by a teacher and me, and it was very well recieved by a comite. The work is almost everything about teaching.</text:p>
            <text:p>(How to's, develop, OS and DIYphilosophies...) We've made 5 different dispositives to measure acelleration, times, temperature, take photographs, recognize light trayectories, monitorize plants, and guide robots.</text:p>
          </table:table-cell>
          <table:table-cell table:number-columns-repeated="1022"/>
        </table:table-row>
        <table:table-row table:style-name="ro5">
          <table:table-cell office:value-type="float" office:value="37">
            <text:p>37</text:p>
          </table:table-cell>
          <table:table-cell office:value-type="string">
            <text:p>just a tinkerer using anything and everything to get to a desired endpoint. Or another place if the design slips sideways. :)</text:p>
          </table:table-cell>
          <table:table-cell table:number-columns-repeated="1022"/>
        </table:table-row>
        <table:table-row table:style-name="ro5">
          <table:table-cell office:value-type="float" office:value="38">
            <text:p>38</text:p>
          </table:table-cell>
          <table:table-cell office:value-type="string">
            <text:p>I'm doing an academic project that requires some hardware that will benefit me now and others who need similar tools. There has been little to no collaboration thus far.</text:p>
          </table:table-cell>
          <table:table-cell table:number-columns-repeated="1022"/>
        </table:table-row>
        <table:table-row table:style-name="ro5">
          <table:table-cell office:value-type="float" office:value="39">
            <text:p>39</text:p>
          </table:table-cell>
          <table:table-cell office:value-type="string">
            <text:p>My process is relatively basic. Essentially I take other peoples ideas that are designed to accomplish various tasks and sort of mash them all together. From here I try to develop a more refined product. Essentially I have no collaborators only those that inspire me.</text:p>
          </table:table-cell>
          <table:table-cell table:number-columns-repeated="1022"/>
        </table:table-row>
        <table:table-row table:style-name="ro5">
          <table:table-cell office:value-type="float" office:value="40">
            <text:p>40</text:p>
          </table:table-cell>
          <table:table-cell office:value-type="string">
            <text:p>i work by myself for now. do not mind to collaborate but haven"t had a chance yet. it is easy to achieve...</text:p>
          </table:table-cell>
          <table:table-cell table:number-columns-repeated="1022"/>
        </table:table-row>
        <table:table-row table:style-name="ro5">
          <table:table-cell office:value-type="float" office:value="41">
            <text:p>41</text:p>
          </table:table-cell>
          <table:table-cell office:value-type="string">
            <text:p>I work mostly by myself on smaller projects. <text:s/>Working with big groups on projects is too much like my job or other paying work.</text:p>
          </table:table-cell>
          <table:table-cell table:number-columns-repeated="1022"/>
        </table:table-row>
        <table:table-row table:style-name="ro5">
          <table:table-cell office:value-type="float" office:value="42">
            <text:p>42</text:p>
          </table:table-cell>
          <table:table-cell office:value-type="string">
            <text:p>I'm mostly a taker. I'm working toward a point were I can blog and freely (as in free and freedom) distribute a project that I feel is unique and teaches a skill.</text:p>
          </table:table-cell>
          <table:table-cell table:number-columns-repeated="1022"/>
        </table:table-row>
        <table:table-row table:style-name="ro5">
          <table:table-cell office:value-type="float" office:value="43">
            <text:p>43</text:p>
          </table:table-cell>
          <table:table-cell office:value-type="string">
            <text:p>I mainly work alone during the development and prototype phase. Once I have published a project I serve as mentor for those wanting to build my design. This usually results in useful feedback from the community that I can incorporate into new versions.</text:p>
          </table:table-cell>
          <table:table-cell table:number-columns-repeated="1022"/>
        </table:table-row>
        <table:table-row table:style-name="ro5">
          <table:table-cell office:value-type="float" office:value="44">
            <text:p>44</text:p>
          </table:table-cell>
          <table:table-cell office:value-type="string">
            <text:p>[this response<text:span text:style-name="T1"> contained information that may identify the respondent and was removed to protect their anonymity</text:span><text:span text:style-name="T2">]</text:span></text:p>
          </table:table-cell>
          <table:table-cell table:number-columns-repeated="1022"/>
        </table:table-row>
        <table:table-row table:style-name="ro5">
          <table:table-cell office:value-type="float" office:value="45">
            <text:p>45</text:p>
          </table:table-cell>
          <table:table-cell office:value-type="string">
            <text:p>I've attempted to find collaborators, but have not found compatible people with similar aims yet. <text:s/>I use Chinese fabrication services, gEDA electronics design tools. <text:s/>Communities connected by email list servers promote some activity and could result in collaborators, but so far just result in customers for electronics kits.</text:p>
          </table:table-cell>
          <table:table-cell table:number-columns-repeated="1022"/>
        </table:table-row>
        <table:table-row table:style-name="ro5">
          <table:table-cell office:value-type="float" office:value="46">
            <text:p>46</text:p>
          </table:table-cell>
          <table:table-cell office:value-type="string">
            <text:p>I mostly talk my designs over with electrical engineers, and then just do 'em!</text:p>
          </table:table-cell>
          <table:table-cell table:number-columns-repeated="1022"/>
        </table:table-row>
        <table:table-row table:style-name="ro5">
          <table:table-cell office:value-type="float" office:value="47">
            <text:p>47</text:p>
          </table:table-cell>
          <table:table-cell office:value-type="string">
            <text:p>Nowadays, mostly students. Eagle, Frtizing, Matlab, Arduino.....</text:p>
          </table:table-cell>
          <table:table-cell table:number-columns-repeated="1022"/>
        </table:table-row>
        <table:table-row table:style-name="ro5">
          <table:table-cell office:value-type="float" office:value="48">
            <text:p>48</text:p>
          </table:table-cell>
          <table:table-cell office:value-type="string">
            <text:p>-</text:p>
          </table:table-cell>
          <table:table-cell table:number-columns-repeated="1022"/>
        </table:table-row>
        <table:table-row table:style-name="ro5">
          <table:table-cell office:value-type="float" office:value="49">
            <text:p>49</text:p>
          </table:table-cell>
          <table:table-cell office:value-type="string">
            <text:p>We work with another local engineering company, we have known them for a long time and are friends. My role was to make it happen, to create the product idea, and systems architecture. The tool used in this project is the Altium Designer.</text:p>
          </table:table-cell>
          <table:table-cell table:number-columns-repeated="1022"/>
        </table:table-row>
        <table:table-row table:style-name="ro5">
          <table:table-cell office:value-type="float" office:value="50">
            <text:p>50</text:p>
          </table:table-cell>
          <table:table-cell office:value-type="string">
            <text:p>The project is in it's infancy (i.e. No fish yet).</text:p>
          </table:table-cell>
          <table:table-cell table:number-columns-repeated="1022"/>
        </table:table-row>
        <table:table-row table:style-name="ro5">
          <table:table-cell office:value-type="float" office:value="51">
            <text:p>51</text:p>
          </table:table-cell>
          <table:table-cell office:value-type="string">
            <text:p>I'm just starting out in this space, so minimal involvement with the wider community so far.</text:p>
          </table:table-cell>
          <table:table-cell table:number-columns-repeated="1022"/>
        </table:table-row>
        <table:table-row table:style-name="ro5">
          <table:table-cell office:value-type="float" office:value="52">
            <text:p>52</text:p>
          </table:table-cell>
          <table:table-cell office:value-type="string">
            <text:p>I work solo, its just a small hobby to create tools that I cant find elsewhere and to keep my mind active.</text:p>
          </table:table-cell>
          <table:table-cell table:number-columns-repeated="1022"/>
        </table:table-row>
        <table:table-row table:style-name="ro5">
          <table:table-cell office:value-type="float" office:value="53">
            <text:p>53</text:p>
          </table:table-cell>
          <table:table-cell office:value-type="string">
            <text:p>i'm the instigator of the project - i'm the weaver. i am working with a coder, a mechanical engineer, and electronics guru and a web/graphic designer. we use telecommuting as the project is in two locations. hardware in one location, software in another. We are using hackerspaces, personal tools and access to tools such as laser cutters to develop the prototype.</text:p>
          </table:table-cell>
          <table:table-cell table:number-columns-repeated="1022"/>
        </table:table-row>
        <table:table-row table:style-name="ro5">
          <table:table-cell office:value-type="float" office:value="54">
            <text:p>54</text:p>
          </table:table-cell>
          <table:table-cell office:value-type="string">
            <text:p>We have a small team of makers who decide on projects. We don't have a particular tool(s) per say just whatever we have at our disposal.</text:p>
          </table:table-cell>
          <table:table-cell table:number-columns-repeated="1022"/>
        </table:table-row>
        <table:table-row table:style-name="ro5">
          <table:table-cell office:value-type="float" office:value="55">
            <text:p>55</text:p>
          </table:table-cell>
          <table:table-cell office:value-type="string">
            <text:p>i interact on IRC, mailing list and (rarely) in local meet-ups.</text:p>
          </table:table-cell>
          <table:table-cell table:number-columns-repeated="1022"/>
        </table:table-row>
        <table:table-row table:style-name="ro5">
          <table:table-cell office:value-type="float" office:value="56">
            <text:p>56</text:p>
          </table:table-cell>
          <table:table-cell office:value-type="string">
            <text:p>Alone, all types of electronic and engineering tools, custom created software and open-source software, also some closed source software.</text:p>
          </table:table-cell>
          <table:table-cell table:number-columns-repeated="1022"/>
        </table:table-row>
        <table:table-row table:style-name="ro5">
          <table:table-cell office:value-type="float" office:value="57">
            <text:p>57</text:p>
          </table:table-cell>
          <table:table-cell office:value-type="string">
            <text:p>I work primarily with online communities like on the adafruit and sparkfun forums as well as groups such as avr freaks among others. I use as much open sorce software in my process as I can with a side of Eagle of board designs (unfortunately Eagle is the best despite not being open source).</text:p>
          </table:table-cell>
          <table:table-cell table:number-columns-repeated="1022"/>
        </table:table-row>
        <table:table-row table:style-name="ro5">
          <table:table-cell office:value-type="float" office:value="58">
            <text:p>58</text:p>
          </table:table-cell>
          <table:table-cell office:value-type="string">
            <text:p>Hackerspace culture basically</text:p>
          </table:table-cell>
          <table:table-cell table:number-columns-repeated="1022"/>
        </table:table-row>
        <table:table-row table:style-name="ro10">
          <table:table-cell office:value-type="float" office:value="59">
            <text:p>59</text:p>
          </table:table-cell>
          <table:table-cell office:value-type="string">
            <text:p>find a similar project</text:p>
            <text:p>learn about what they do</text:p>
            <text:p>decide if it fits our needs</text:p>
            <text:p>customize if necessary</text:p>
            <text:p>test, repeat customization</text:p>
            <text:p>send our final project designs back to original project</text:p>
          </table:table-cell>
          <table:table-cell table:number-columns-repeated="1022"/>
        </table:table-row>
        <table:table-row table:style-name="ro5">
          <table:table-cell office:value-type="float" office:value="60">
            <text:p>60</text:p>
          </table:table-cell>
          <table:table-cell office:value-type="string">
            <text:p>The hardware usually starts out as an idea, in most cases to solve a problem or need. This is followed by a general brainstorming and research period. Many times the problem has been tackled before and the research stage leads to other projects that can be collaborated with!(love when this is the case) There are times when the project idea has very little detail out there and the solo prototyping steps take over. This process can be rather difficult is is fullfilling. We use the general stock of EE tools, but I also use welder, plasma cutter, CNC machines and a whole slew of tools to complete the tasks at hand. I am very much a maker of all things from expedition trailers, to home automation electronics, to chicken shaped pot holders!</text:p>
          </table:table-cell>
          <table:table-cell table:number-columns-repeated="1022"/>
        </table:table-row>
        <table:table-row table:style-name="ro5">
          <table:table-cell office:value-type="float" office:value="61">
            <text:p>61</text:p>
          </table:table-cell>
          <table:table-cell office:value-type="string">
            <text:p>I create it to solve a problem I need solving, if the device is not something worth selling (which is most), I make it available for free.</text:p>
          </table:table-cell>
          <table:table-cell table:number-columns-repeated="1022"/>
        </table:table-row>
        <table:table-row table:style-name="ro5">
          <table:table-cell office:value-type="float" office:value="62">
            <text:p>62</text:p>
          </table:table-cell>
          <table:table-cell office:value-type="string">
            <text:p>I work with the online community in forums, comment sections of blogs, and via email with designers who are actively engaged in the development/improvement of their designs by others (i.e. Mikal Hart). I primarily use the Arduino and its IDE and vast forum and tutorial foundation to develop and design my ideas into reality. I also use open-source software to render 3D models and CAD designs while in the planning and prototyping phases. I use SketchUp, Blender, EagleCAD, and the like.</text:p>
          </table:table-cell>
          <table:table-cell table:number-columns-repeated="1022"/>
        </table:table-row>
        <table:table-row table:style-name="ro5">
          <table:table-cell office:value-type="float" office:value="63">
            <text:p>63</text:p>
          </table:table-cell>
          <table:table-cell office:value-type="string">
            <text:p>I usually try to get the better from other projects and incorporate to mine.</text:p>
          </table:table-cell>
          <table:table-cell table:number-columns-repeated="1022"/>
        </table:table-row>
        <table:table-row table:style-name="ro9">
          <table:table-cell office:value-type="float" office:value="64">
            <text:p>64</text:p>
          </table:table-cell>
          <table:table-cell office:value-type="string">
            <text:p>I work with my online community. <text:s/></text:p>
            <text:p>While I am doing all of the physical work on my project, that is not the overwhelming part of the process. <text:s/>My project relies on an open-source microprocessor board. <text:s/>The software of these microprocessors drives the actual functionality of the microprocessor. <text:s/>Being able to share software ideas, over the internet, offers an incredible design/evaluate/improve cycle.</text:p>
            <text:p/>
            <text:p>I'm using tools that are available from the local hardware store and computer store. <text:s/>There is nothing exotic and the biggest cost involved was the initial computer purchase.</text:p>
          </table:table-cell>
          <table:table-cell table:number-columns-repeated="1022"/>
        </table:table-row>
        <table:table-row table:style-name="ro5">
          <table:table-cell office:value-type="float" office:value="65">
            <text:p>65</text:p>
          </table:table-cell>
          <table:table-cell office:value-type="string">
            <text:p>I do not collaborate directly with others on projects. <text:s/>I more or less "lurk". <text:s/>However, I use open-source tools when practical, but not all of them are practical or easy to use. <text:s/>For instance, Cadsoft Eagle is not open-source but is easy to use for the beginner but KiCad is more powerful. <text:s/>The trouble with KiCad, as in many open source projects, is that the projects are used by the same person that develops them so there tends to be a bit of "workblindness" that happens with the user interface - the interface is often not as easy to use as one developed by a group that specifically employs people to develop interfaces. <text:s/>This weakness limits my usage of open-source projects in some cases but sometimes it can be overlooked - particularly when the closed-source software is prohibitively expensive.</text:p>
          </table:table-cell>
          <table:table-cell table:number-columns-repeated="1022"/>
        </table:table-row>
        <table:table-row table:style-name="ro6">
          <table:table-cell office:value-type="float" office:value="66">
            <text:p>66</text:p>
          </table:table-cell>
          <table:table-cell office:value-type="string">
            <text:p>I use open-source software such as Blender (3D modelling), Inkscape (Sketching), Arduino (Firmware):</text:p>
            <text:p>And Eagle because they have a free version !</text:p>
          </table:table-cell>
          <table:table-cell table:number-columns-repeated="1022"/>
        </table:table-row>
        <table:table-row table:style-name="ro5">
          <table:table-cell office:value-type="float" office:value="67">
            <text:p>67</text:p>
          </table:table-cell>
          <table:table-cell office:value-type="string">
            <text:p>Mostly I simply teach myself some simple tricks, and show the results to a fellow geek and coworker for fun and both our education.</text:p>
          </table:table-cell>
          <table:table-cell table:number-columns-repeated="1022"/>
        </table:table-row>
        <table:table-row table:style-name="ro5">
          <table:table-cell office:value-type="float" office:value="68">
            <text:p>68</text:p>
          </table:table-cell>
          <table:table-cell office:value-type="string">
            <text:p>To be continued....</text:p>
          </table:table-cell>
          <table:table-cell table:number-columns-repeated="1022"/>
        </table:table-row>
        <table:table-row table:style-name="ro5">
          <table:table-cell office:value-type="float" office:value="69">
            <text:p>69</text:p>
          </table:table-cell>
          <table:table-cell office:value-type="string">
            <text:p>aaaalll byyyy myyy seeeelf....</text:p>
          </table:table-cell>
          <table:table-cell table:number-columns-repeated="1022"/>
        </table:table-row>
        <table:table-row table:style-name="ro7">
          <table:table-cell table:style-name="ce10" office:value-type="float" office:value="70">
            <text:p>70</text:p>
          </table:table-cell>
          <table:table-cell table:style-name="ce19" office:value-type="string">
            <text:p>My primary project (my telemetry and control bus) is developed with two friends from college, a coworker, and two engineers in Europe. <text:s/>There are about a dozen additional users who provide active feedback on our efforts. <text:s/>Collaboration is done via email list and in person get-togethers, and source control is done with Subversion. <text:s/>Primary development tools are gcc, Atmel AVRs, and USBtinyISPs. <text:s/>We also use a number of toaster ovens modified with open controllers to make them into reflow ovens, and one of us has a home-built CNC mill based on an open control board and stepper drivers, along with open control software. <text:s/>(It's handy for making cases for our various projects.)</text:p>
            <text:p/>
            <text:p>I use a Seeed Studios DSO Quad as my field debugging scope for both my OH projects and in my professional life. <text:s/>Again, the fact it's open is allowing me to run custom firmware on it that I've tuned to my needs with the UI.</text:p>
          </table:table-cell>
          <table:table-cell table:style-name="ce19" table:number-columns-repeated="1022"/>
        </table:table-row>
        <table:table-row table:style-name="ro5">
          <table:table-cell office:value-type="float" office:value="71">
            <text:p>71</text:p>
          </table:table-cell>
          <table:table-cell office:value-type="string">
            <text:p>I physically work alone, and avoid posting questions as much as possible. While I am aware of the avid communities that exist to aid in my goal, I find more often than not I am able to solve my own problems and gain unique insight that I would not have learned had I merely asked for answers. However, if I am truly at a design roadblock, I certainly ask for help.</text:p>
          </table:table-cell>
          <table:table-cell table:number-columns-repeated="1022"/>
        </table:table-row>
        <table:table-row table:style-name="ro5">
          <table:table-cell office:value-type="float" office:value="72">
            <text:p>72</text:p>
          </table:table-cell>
          <table:table-cell office:value-type="string">
            <text:p>I search for what I need online and in friends, then put the right pieces in a row and that is when the magic happens.</text:p>
          </table:table-cell>
          <table:table-cell table:number-columns-repeated="1022"/>
        </table:table-row>
        <table:table-row table:style-name="ro5">
          <table:table-cell office:value-type="float" office:value="73">
            <text:p>73</text:p>
          </table:table-cell>
          <table:table-cell office:value-type="string">
            <text:p>My project is still in development, but I mostly work with Eagle, Inkscape and Autodesk software and Arduino hardware. <text:s/>At the moment I have not published anything on my current project, but once it is ready for release, I will be making all designs available.</text:p>
          </table:table-cell>
          <table:table-cell table:number-columns-repeated="1022"/>
        </table:table-row>
        <table:table-row table:style-name="ro6">
          <table:table-cell office:value-type="float" office:value="74">
            <text:p>74</text:p>
          </table:table-cell>
          <table:table-cell office:value-type="string">
            <text:p>even if I use Altium Designer at work and I am fluent with it and love it a lot. </text:p>
            <text:p>I will use Eagle because I know it's free so other user can look and modify the schematic and PCB.</text:p>
          </table:table-cell>
          <table:table-cell table:number-columns-repeated="1022"/>
        </table:table-row>
        <table:table-row table:style-name="ro5">
          <table:table-cell office:value-type="float" office:value="75">
            <text:p>75</text:p>
          </table:table-cell>
          <table:table-cell office:value-type="string">
            <text:p>I use open source software tools (e.g. KiCad, gcc, Linux) exclusively. <text:s/>I collaborate frequently with [part of this response<text:span text:style-name="T1"> contained information that may identify the respondent and was removed to protect their anonymity</text:span><text:span text:style-name="T2">]</text:span>. <text:s/>I have helped several other people [part of this response<text:span text:style-name="T1"> contained information that may identify the respondent and was removed to protect their anonymity</text:span><text:span text:style-name="T2">]</text:span> with their designs. <text:s/>In every case so far, each design has been "owned" by one particular person. <text:s/>I help you with your design; you help me with mine, but we don't share leadership for a particular project.</text:p>
          </table:table-cell>
          <table:table-cell table:number-columns-repeated="1022"/>
        </table:table-row>
        <table:table-row table:style-name="ro5">
          <table:table-cell office:value-type="float" office:value="76">
            <text:p>76</text:p>
          </table:table-cell>
          <table:table-cell office:value-type="string">
            <text:p>I normally work by myself. I tend to read up on new projects and try to reproduce them to a certain extend. I am mostly looking to test new things.</text:p>
          </table:table-cell>
          <table:table-cell table:number-columns-repeated="1022"/>
        </table:table-row>
        <table:table-row table:style-name="ro8">
          <table:table-cell table:style-name="ce9" office:value-type="float" office:value="77">
            <text:p>77</text:p>
          </table:table-cell>
          <table:table-cell table:style-name="ce18" office:value-type="string">
            <text:p>So far, I've been working on my own.</text:p>
            <text:p>I've used Pad2Pad, PCBexpress for boards. <text:s/>So far, using their proprietary software for design/layout. <text:s/>Next one will definitely be using open-source tools.</text:p>
            <text:p>I also like free-building circuits quite a bit.</text:p>
            <text:p>For software development, its GNU/Linux, a fair bit of it running on OS-X.</text:p>
            <text:p>AVR microcontrollers, Arduino, ARM SBC (Beaglebone currently).</text:p>
          </table:table-cell>
          <table:table-cell table:style-name="ce18" table:number-columns-repeated="1022"/>
        </table:table-row>
        <table:table-row table:style-name="ro10">
          <table:table-cell office:value-type="float" office:value="78">
            <text:p>78</text:p>
          </table:table-cell>
          <table:table-cell office:value-type="string">
            <text:p>Professionally, I work for the USDA as an Engineering Technician at a research center.* <text:s/>So besides my co-workers, I do not closely collaborate with any specific person or group. <text:s/>However, I do make use of OSHW resources such as forums and websites, and I try to contribute by advising others through these online media when I can.</text:p>
            <text:p/>
            <text:p/>
            <text:p/>
            <text:p/>
            <text:p>*&lt;Insert disclaimer how the views expressed are my own and do not constitute any sort of endorsement by my agency or the U.S. Government as a whole&gt;</text:p>
          </table:table-cell>
          <table:table-cell table:number-columns-repeated="1022"/>
        </table:table-row>
        <table:table-row table:style-name="ro6">
          <table:table-cell office:value-type="float" office:value="79">
            <text:p>79</text:p>
          </table:table-cell>
          <table:table-cell office:value-type="string">
            <text:p>Take Sparkfun modules etc..., copy and paste them into eagle,</text:p>
            <text:p>delete some add some, send out for PCB.</text:p>
          </table:table-cell>
          <table:table-cell table:number-columns-repeated="1022"/>
        </table:table-row>
        <table:table-row table:style-name="ro6">
          <table:table-cell office:value-type="float" office:value="80">
            <text:p>80</text:p>
          </table:table-cell>
          <table:table-cell office:value-type="string">
            <text:p>I create CNC wood products from requests or my own ideas. I use Cambam Free (this is unfortunately not open source, just "free beer" kind) as a CAD/CAM tool, and my CNC machine uses Linux EMC2 (linuxCnc.org) for control.</text:p>
            <text:p>I collaborated with an artist for an Arduino/accelerometer/netbook device that emitted sounds depending on how the exhibit was handled allowing the user to explore a sound maze.</text:p>
          </table:table-cell>
          <table:table-cell table:number-columns-repeated="1022"/>
        </table:table-row>
        <table:table-row table:style-name="ro7">
          <table:table-cell office:value-type="float" office:value="81">
            <text:p>81</text:p>
          </table:table-cell>
          <table:table-cell office:value-type="string">
            <text:p>I am a Mechanical Engineer by trade, so I use Solidworks for my CAD. <text:s/>It's not open, but it's powerful as heck and I've got a decade of experience behind me.</text:p>
            <text:p/>
            <text:p>I plan on having someone translate my designs into OpenSCAD. <text:s/>But OpenSCAD is too arcane to design in.</text:p>
          </table:table-cell>
          <table:table-cell table:number-columns-repeated="1022"/>
        </table:table-row>
        <table:table-row table:style-name="ro6">
          <table:table-cell office:value-type="float" office:value="82">
            <text:p>82</text:p>
          </table:table-cell>
          <table:table-cell office:value-type="string">
            <text:p>I use web foruns a lot. It is one of my main tools. After that being inside a university let you have contact with a lot of students with fresh ideas.</text:p>
            <text:p>At the time I am currently developing educational platforms. Like arduinos but applied to power electronics. These kits will be used on the classrooms and all the electronic designs will be available. Open source hardware is extremely important for educating people.</text:p>
          </table:table-cell>
          <table:table-cell table:number-columns-repeated="1022"/>
        </table:table-row>
        <table:table-row table:style-name="ro5">
          <table:table-cell office:value-type="float" office:value="83">
            <text:p>83</text:p>
          </table:table-cell>
          <table:table-cell office:value-type="string">
            <text:p>I am my own organization, having extensive skills in soldering, engineering, mechanical design, and programming in Arduino, Processing, Javascript, HTML, some C, Visual Basic</text:p>
          </table:table-cell>
          <table:table-cell table:number-columns-repeated="1022"/>
        </table:table-row>
        <table:table-row table:style-name="ro5">
          <table:table-cell office:value-type="float" office:value="84">
            <text:p>84</text:p>
          </table:table-cell>
          <table:table-cell office:value-type="string">
            <text:p>Some projects are solo, some are with a partner or small group. <text:s/>My role tends to be either a project manager-type (coordinating efforts between group members), or obviously if I work alone than I do everything. <text:s/>I use Eagle for my PCB designs.</text:p>
          </table:table-cell>
          <table:table-cell table:number-columns-repeated="1022"/>
        </table:table-row>
        <table:table-row table:style-name="ro5">
          <table:table-cell office:value-type="float" office:value="85">
            <text:p>85</text:p>
          </table:table-cell>
          <table:table-cell office:value-type="string">
            <text:p>My personal projects are open-source because I want them to be protected from theft but also don't want to enter a manufacturing role. <text:s/>Additionally, if they are useful to others I am glad to help others.</text:p>
          </table:table-cell>
          <table:table-cell table:number-columns-repeated="1022"/>
        </table:table-row>
        <table:table-row table:style-name="ro5">
          <table:table-cell office:value-type="float" office:value="86">
            <text:p>86</text:p>
          </table:table-cell>
          <table:table-cell office:value-type="string">
            <text:p>Nothing fancy. I needed a water pump controller and i use a Launchpad as a design platform. CCS for software and Designspark for pcb.</text:p>
          </table:table-cell>
          <table:table-cell table:number-columns-repeated="1022"/>
        </table:table-row>
        <table:table-row table:style-name="ro5">
          <table:table-cell office:value-type="float" office:value="87">
            <text:p>87</text:p>
          </table:table-cell>
          <table:table-cell office:value-type="string">
            <text:p>EAGLE for PCB Making</text:p>
          </table:table-cell>
          <table:table-cell table:number-columns-repeated="1022"/>
        </table:table-row>
        <table:table-row table:style-name="ro5">
          <table:table-cell office:value-type="float" office:value="88">
            <text:p>88</text:p>
          </table:table-cell>
          <table:table-cell office:value-type="string">
            <text:p>I mainly work alone, asking the occasional question in forums or on mailing lists. <text:s/>I mainly work with the Arduino platform as a starting point, but then move on to designing my own PCBs in Eagle, having them fabbed by the DorkbotPDX combined orders.</text:p>
          </table:table-cell>
          <table:table-cell table:number-columns-repeated="1022"/>
        </table:table-row>
        <table:table-row table:style-name="ro5">
          <table:table-cell office:value-type="float" office:value="89">
            <text:p>89</text:p>
          </table:table-cell>
          <table:table-cell office:value-type="string">
            <text:p>I have not found many openings in the open source community for collaboration... it is mainly a ton of projects that form a complicated web of dependencies. I like coding and board design wherever it can be applied though.</text:p>
          </table:table-cell>
          <table:table-cell table:number-columns-repeated="1022"/>
        </table:table-row>
        <table:table-row table:style-name="ro5">
          <table:table-cell office:value-type="float" office:value="90">
            <text:p>90</text:p>
          </table:table-cell>
          <table:table-cell office:value-type="string">
            <text:p>I tend to work alone, publish something, then use the feedback to make improvements. <text:s/>I program in Ruby/java, use OpenScad, and the various opens source tools for reprap such as Slic3r.</text:p>
          </table:table-cell>
          <table:table-cell table:number-columns-repeated="1022"/>
        </table:table-row>
        <table:table-row table:style-name="ro6">
          <table:table-cell office:value-type="float" office:value="91">
            <text:p>91</text:p>
          </table:table-cell>
          <table:table-cell office:value-type="string">
            <text:p>I'll start with a base structure, e.g., an Arduino Uno. Then I'll write down a list of what I want the project to do. I'll then research what other people have already done and incorporate those ideas into a prototype.</text:p>
            <text:p>Then I'll refine the prototype by adding extras (other people's ideas or my own original ones) and removing unnecessary things. Then I'll create the final product in generally a smaller package than would have been possible by using 'off the shelf' components.</text:p>
          </table:table-cell>
          <table:table-cell table:number-columns-repeated="1022"/>
        </table:table-row>
        <table:table-row table:style-name="ro5">
          <table:table-cell office:value-type="float" office:value="92">
            <text:p>92</text:p>
          </table:table-cell>
          <table:table-cell office:value-type="string">
            <text:p>Work with open source community.</text:p>
          </table:table-cell>
          <table:table-cell table:number-columns-repeated="1022"/>
        </table:table-row>
        <table:table-row table:style-name="ro5">
          <table:table-cell office:value-type="float" office:value="93">
            <text:p>93</text:p>
          </table:table-cell>
          <table:table-cell office:value-type="string">
            <text:p>I like to post ideas on forums. Once I have a project, I prototype it, finalize it, post it for review, incorporate suggestions, make pcb files, assemble some boards, make a demo, and share it with the world!</text:p>
          </table:table-cell>
          <table:table-cell table:number-columns-repeated="1022"/>
        </table:table-row>
        <table:table-row table:style-name="ro7">
          <table:table-cell office:value-type="float" office:value="94">
            <text:p>94</text:p>
          </table:table-cell>
          <table:table-cell office:value-type="string">
            <text:p>I'm part of a distributed team spread across the UK, Spain and the US. We communicate using email, skype and Google Hangout. We use Fritizing for illustration and and Eagle for PCB design. For sottware development we use Eclipse and other tools. Our desgns and code are hosted at github.</text:p>
            <text:p/>
            <text:p>We're also active members of designSpark and element14.</text:p>
          </table:table-cell>
          <table:table-cell table:number-columns-repeated="1022"/>
        </table:table-row>
        <table:table-row table:style-name="ro5">
          <table:table-cell office:value-type="float" office:value="95">
            <text:p>95</text:p>
          </table:table-cell>
          <table:table-cell office:value-type="string">
            <text:p>I work at home on my ubuntu box with Eagle cad. I use Vim to code Arduino (with syntax highlighter plugin). I typically build prototypes by hand in my garage/workshop.</text:p>
          </table:table-cell>
          <table:table-cell table:number-columns-repeated="1022"/>
        </table:table-row>
        <table:table-row table:style-name="ro5">
          <table:table-cell office:value-type="float" office:value="96">
            <text:p>96</text:p>
          </table:table-cell>
          <table:table-cell office:value-type="string">
            <text:p>I learn some from sparkfun.com and instructables.com, but muchof my learning comes from co-workers. <text:s/>Several have designed large supercomputers at prior jobs, so my questions of how to make a constant current driver are a bit trivial to them, but they don't mind dropping everything to explain this to me for several hours at a time.</text:p>
          </table:table-cell>
          <table:table-cell table:number-columns-repeated="1022"/>
        </table:table-row>
        <table:table-row table:style-name="ro5">
          <table:table-cell office:value-type="float" office:value="97">
            <text:p>97</text:p>
          </table:table-cell>
          <table:table-cell office:value-type="string">
            <text:p>Trabajo con todos los elementos necesarios que puede utilizar un diseñador de dispositivos electrónicos.</text:p>
          </table:table-cell>
          <table:table-cell table:number-columns-repeated="1022"/>
        </table:table-row>
        <table:table-row table:style-name="ro5">
          <table:table-cell office:value-type="float" office:value="98">
            <text:p>98</text:p>
          </table:table-cell>
          <table:table-cell office:value-type="string">
            <text:p>I worked alone but I know some people with better eletronic and programming skills who I can ask. I also took profit of the great Arduino community and the RWTH-Aachen FabLab. I also used machines of my home University, the TU-Darmstadt.</text:p>
          </table:table-cell>
          <table:table-cell table:number-columns-repeated="1022"/>
        </table:table-row>
        <table:table-row table:style-name="ro5">
          <table:table-cell office:value-type="float" office:value="99">
            <text:p>99</text:p>
          </table:table-cell>
          <table:table-cell office:value-type="string">
            <text:p>At the moment I haven't found a good group to work with yet, so I do little collaboration. But for tools I use EAGLE to design pcbs, and Xcode for programming</text:p>
          </table:table-cell>
          <table:table-cell table:number-columns-repeated="1022"/>
        </table:table-row>
        <table:table-row table:style-name="ro5">
          <table:table-cell office:value-type="float" office:value="100">
            <text:p>100</text:p>
          </table:table-cell>
          <table:table-cell office:value-type="string">
            <text:p>I run a marine ornamental fish farm with my brother and a friend. <text:s/>There is a lot of repetitive work involved in maintaining and monitoring the systems. <text:s/>So almost all my projects are automation related. <text:s/>It is mostly a lot of trial and error, experimenting, and developing different methods and techniques through hands on testing. <text:s/>I am still a relative newbie though, and haven't gotten a project to the point where it would be helpful to anyone else yet, but it won't be long now.</text:p>
          </table:table-cell>
          <table:table-cell table:number-columns-repeated="1022"/>
        </table:table-row>
        <table:table-row table:style-name="ro7">
          <table:table-cell office:value-type="float" office:value="101">
            <text:p>101</text:p>
          </table:table-cell>
          <table:table-cell office:value-type="string">
            <text:p>Work with a classmate, or alone.</text:p>
            <text:p/>
            <text:p>Work on UNIX-like OSes. Use industry or open source EDA tools. Use Makefile for build automation, and scripts for automated regression testing and ATPG.</text:p>
          </table:table-cell>
          <table:table-cell table:number-columns-repeated="1022"/>
        </table:table-row>
        <table:table-row table:style-name="ro5">
          <table:table-cell office:value-type="float" office:value="102">
            <text:p>102</text:p>
          </table:table-cell>
          <table:table-cell office:value-type="string">
            <text:p>forums and datasheet of manufactures</text:p>
          </table:table-cell>
          <table:table-cell table:number-columns-repeated="1022"/>
        </table:table-row>
        <table:table-row table:style-name="ro5">
          <table:table-cell office:value-type="float" office:value="103">
            <text:p>103</text:p>
          </table:table-cell>
          <table:table-cell office:value-type="string">
            <text:p>One man lone wolf... connected to the internet. Have looked for others but have not found them yet.</text:p>
          </table:table-cell>
          <table:table-cell table:number-columns-repeated="1022"/>
        </table:table-row>
        <table:table-row table:style-name="ro5">
          <table:table-cell office:value-type="float" office:value="104">
            <text:p>104</text:p>
          </table:table-cell>
          <table:table-cell office:value-type="string">
            <text:p>I am one man band :) I am doing all the design, software and hardware</text:p>
          </table:table-cell>
          <table:table-cell table:number-columns-repeated="1022"/>
        </table:table-row>
        <table:table-row table:style-name="ro5">
          <table:table-cell office:value-type="float" office:value="105">
            <text:p>105</text:p>
          </table:table-cell>
          <table:table-cell office:value-type="string">
            <text:p>For design tools I used to use Accel PCB/SCH provided by my full-time job (justified as learning the tools better). <text:s/>Now I am switching to KiCAD since the tools used in my new position are either (a) not easily learned or (b) not complete packages.</text:p>
          </table:table-cell>
          <table:table-cell table:number-columns-repeated="1022"/>
        </table:table-row>
        <table:table-row table:style-name="ro5">
          <table:table-cell office:value-type="float" office:value="106">
            <text:p>106</text:p>
          </table:table-cell>
          <table:table-cell office:value-type="string">
            <text:p>I typically start with a netduino and move out usually with sparkfun products or adafruit</text:p>
          </table:table-cell>
          <table:table-cell table:number-columns-repeated="1022"/>
        </table:table-row>
        <table:table-row table:style-name="ro5">
          <table:table-cell office:value-type="float" office:value="107">
            <text:p>107</text:p>
          </table:table-cell>
          <table:table-cell office:value-type="string">
            <text:p>It's all Thingiverse so far</text:p>
          </table:table-cell>
          <table:table-cell table:number-columns-repeated="1022"/>
        </table:table-row>
        <table:table-row table:style-name="ro5">
          <table:table-cell office:value-type="float" office:value="108">
            <text:p>108</text:p>
          </table:table-cell>
          <table:table-cell office:value-type="string">
            <text:p>I work alone. I have good soldering equipment, but it's a minimalist set up. I would like to monetize my project but it has not yet able to do so.</text:p>
          </table:table-cell>
          <table:table-cell table:number-columns-repeated="1022"/>
        </table:table-row>
        <table:table-row table:style-name="ro9">
          <table:table-cell office:value-type="float" office:value="109">
            <text:p>109</text:p>
          </table:table-cell>
          <table:table-cell office:value-type="string">
            <text:p>1) I read a lot. </text:p>
            <text:p>2) Then I make something. </text:p>
            <text:p>3) Then I fix all the screwups caused by misunderstanding the requirements and technology.</text:p>
            <text:p>4) Then I lose interest and go back to step 1</text:p>
          </table:table-cell>
          <table:table-cell table:number-columns-repeated="1022"/>
        </table:table-row>
        <table:table-row table:style-name="ro5">
          <table:table-cell office:value-type="float" office:value="110">
            <text:p>110</text:p>
          </table:table-cell>
          <table:table-cell office:value-type="string">
            <text:p>I typically do not collaborate, mostly I take existing open hardware designs and re-purpose them to my own ends.</text:p>
          </table:table-cell>
          <table:table-cell table:number-columns-repeated="1022"/>
        </table:table-row>
        <table:table-row table:style-name="ro5">
          <table:table-cell office:value-type="float" office:value="111">
            <text:p>111</text:p>
          </table:table-cell>
          <table:table-cell office:value-type="string">
            <text:p>I work with whoever else is also on the project, but most of my work is individual or for clients</text:p>
          </table:table-cell>
          <table:table-cell table:number-columns-repeated="1022"/>
        </table:table-row>
        <table:table-row table:style-name="ro5">
          <table:table-cell office:value-type="float" office:value="112">
            <text:p>112</text:p>
          </table:table-cell>
          <table:table-cell office:value-type="string">
            <text:p>I work with a group of other persons with the same interes on server room monitoring. I use mBeds , Arduinos , sensors , software from open source libraries and we discuss how to improve the design.</text:p>
          </table:table-cell>
          <table:table-cell table:number-columns-repeated="1022"/>
        </table:table-row>
        <table:table-row table:style-name="ro5">
          <table:table-cell office:value-type="float" office:value="113">
            <text:p>113</text:p>
          </table:table-cell>
          <table:table-cell office:value-type="string">
            <text:p>I use the web to learn and disseminate information</text:p>
          </table:table-cell>
          <table:table-cell table:number-columns-repeated="1022"/>
        </table:table-row>
        <table:table-row table:style-name="ro5">
          <table:table-cell office:value-type="float" office:value="114">
            <text:p>114</text:p>
          </table:table-cell>
          <table:table-cell office:value-type="string">
            <text:p>I usually work alone on those projects, using just basic tools. It's really a hobby at this point.</text:p>
          </table:table-cell>
          <table:table-cell table:number-columns-repeated="1022"/>
        </table:table-row>
        <table:table-row table:style-name="ro5">
          <table:table-cell office:value-type="float" office:value="115">
            <text:p>115</text:p>
          </table:table-cell>
          <table:table-cell office:value-type="string">
            <text:p>I use Eagle PCB, the Arduino enviroment and a soldering Iron. I collaborate with a few close friends, but find my pace doesn't mesh well with semi-strangers. They are too slow when I am on fire and too excited when I am sucked into Skyrim.</text:p>
          </table:table-cell>
          <table:table-cell table:number-columns-repeated="1022"/>
        </table:table-row>
        <table:table-row table:style-name="ro5">
          <table:table-cell office:value-type="float" office:value="116">
            <text:p>116</text:p>
          </table:table-cell>
          <table:table-cell office:value-type="string">
            <text:p>I usually work alone.</text:p>
          </table:table-cell>
          <table:table-cell table:number-columns-repeated="1022"/>
        </table:table-row>
        <table:table-row table:style-name="ro8">
          <table:table-cell office:value-type="float" office:value="117">
            <text:p>117</text:p>
          </table:table-cell>
          <table:table-cell office:value-type="string">
            <text:p>My main experience relates to my university's robot soccer team: we developed a robot controller board for a competition, based on several Arduino-based designs. During development, we mainly collaborated among ourselves in person and using SVN. Our project is available as part of a bigger repository in Google Code for our team, but it is not exactly showcased for the community.</text:p>
            <text:p/>
            <text:p>I also have developed an interface board for a GPS/IMU sensor module for my undergraduate thesis. The design is posted on my lab's Wiki, and has been accessed by a few users who reached it through Google, but its existence is also not broadcast to the community.</text:p>
            <text:p/>
            <text:p>I believe that while some projects can be open source from the beginning, most of them require a deal of effort by a small team to develop a strong foundation upon which the community can build on. Otherwise, the project may become unstructured and confusing! That is how I plan to operate in the near future.</text:p>
          </table:table-cell>
          <table:table-cell table:number-columns-repeated="1022"/>
        </table:table-row>
        <table:table-row table:style-name="ro5">
          <table:table-cell office:value-type="float" office:value="118">
            <text:p>118</text:p>
          </table:table-cell>
          <table:table-cell office:value-type="string">
            <text:p>One (out of many) of my processes is to take an existing design that someone has spend a lot of time with and modify it for large scale production (100-1000s of units). I balance BOM selection with part function to create a new design that will work well engineering wise, production wise, and cost wise. PCB layout software is huge in this process. In addition, open development tools must be available to use the hardware, if they aren't available, I create them.</text:p>
          </table:table-cell>
          <table:table-cell table:number-columns-repeated="1022"/>
        </table:table-row>
        <table:table-row table:style-name="ro5">
          <table:table-cell office:value-type="float" office:value="119">
            <text:p>119</text:p>
          </table:table-cell>
          <table:table-cell office:value-type="string">
            <text:p>SparkFun is a lot of my initial source for projects. <text:s text:c="2"/>SF offers fantastic jumping off points for my various designs. <text:s text:c="2"/>A primary example is this... I am working on a battery powered device that I would like to be able to charge and have a regulated power output from the battery. <text:s text:c="2"/>While SF offers designs (and more importantly exposure to the components that do these things) I have found myself learning the terminology here and then working from there. <text:s text:c="2"/>SF might have buck/boost converter that supplies 200mA, but I might need 600mA... so I have the knowledge from SF and their design of what to look for (i.e. in the same family of components or with the same vernacular).</text:p>
          </table:table-cell>
          <table:table-cell table:number-columns-repeated="1022"/>
        </table:table-row>
        <table:table-row table:style-name="ro5">
          <table:table-cell table:style-name="ce11" office:value-type="float" office:value="120">
            <text:p>120</text:p>
          </table:table-cell>
          <table:table-cell table:style-name="ce20" office:value-type="string">
            <text:p>I work with individuals in the opensource audio community, with whom we develop new products from the ground up (CadSoft EAGLE, Google Sketchup, SolidWorks, Arduino). Most information is communicated by phone and e-mail in the early design stages, since the DIY audio community is less open than other OSHW segments. Files and information are usually published by blog [part of this response<text:span text:style-name="T3"> contained information that may identify the respondent and was removed to protect their anonymity]</text:span>. Our primary role is a manufacturer and distributor of opensource audio products, now shipping over 500 orders per month.</text:p>
          </table:table-cell>
          <table:table-cell table:style-name="ce20" table:number-columns-repeated="1022"/>
        </table:table-row>
        <table:table-row table:style-name="ro5">
          <table:table-cell office:value-type="float" office:value="121">
            <text:p>121</text:p>
          </table:table-cell>
          <table:table-cell office:value-type="string">
            <text:p>I work with fellow students and use open source designs as reference.</text:p>
          </table:table-cell>
          <table:table-cell table:number-columns-repeated="1022"/>
        </table:table-row>
        <table:table-row table:style-name="ro5">
          <table:table-cell office:value-type="float" office:value="122">
            <text:p>122</text:p>
          </table:table-cell>
          <table:table-cell office:value-type="string">
            <text:p>I usually work alone, reading as much as I can from the internet. <text:s/>I don't have a lot of tools -- 2 arduinos, a soldering iron, and a bunch of chips or kits I've bought online. <text:s/>I've unsuccessfully tried to meet with a arduino group, but it is small and does not meet regularly. <text:s/>Collaboration with other open-source hardware people has been difficult and so I bounce most of my ideas off of whoever will listen.</text:p>
          </table:table-cell>
          <table:table-cell table:number-columns-repeated="1022"/>
        </table:table-row>
        <table:table-row table:style-name="ro5">
          <table:table-cell office:value-type="float" office:value="123">
            <text:p>123</text:p>
          </table:table-cell>
          <table:table-cell office:value-type="string">
            <text:p>I have a intermediate bench with a lot of hard ware tools and screw drivers the hakko 936b (sparkfun) an atten oscillioscope (sparkfun) a laptop and a standard 20 volt 3 amp power supply a panavise jaws (not junior) and a tool case with peg board. I work with my best friend all the time and my top tool is probably my iron and multimeter and some pliers i use them all constantly.</text:p>
          </table:table-cell>
          <table:table-cell table:number-columns-repeated="1022"/>
        </table:table-row>
        <table:table-row table:style-name="ro5">
          <table:table-cell office:value-type="float" office:value="124">
            <text:p>124</text:p>
          </table:table-cell>
          <table:table-cell office:value-type="string">
            <text:p>Github is critical, but a good version control and exchange format for hardware seems to still be a long way away.</text:p>
          </table:table-cell>
          <table:table-cell table:number-columns-repeated="1022"/>
        </table:table-row>
        <table:table-row table:style-name="ro5">
          <table:table-cell office:value-type="float" office:value="125">
            <text:p>125</text:p>
          </table:table-cell>
          <table:table-cell office:value-type="string">
            <text:p>We have small fab-lab and i designed the pipeline to be open source. From design (inkscape, meshlab, kicad) to manufacture (pycam, emc2 cnc controller) everything is open source. Im a head of small design and engeneering team in this company. I work with designers and engeneers and my role is to coordinate the whole process and to "translate" between artists and those more technically minded.</text:p>
          </table:table-cell>
          <table:table-cell table:number-columns-repeated="1022"/>
        </table:table-row>
        <table:table-row table:style-name="ro5">
          <table:table-cell office:value-type="float" office:value="126">
            <text:p>126</text:p>
          </table:table-cell>
          <table:table-cell office:value-type="string">
            <text:p>Working alone, using Kicad</text:p>
          </table:table-cell>
          <table:table-cell table:number-columns-repeated="1022"/>
        </table:table-row>
        <table:table-row table:style-name="ro5">
          <table:table-cell office:value-type="float" office:value="127">
            <text:p>127</text:p>
          </table:table-cell>
          <table:table-cell office:value-type="string">
            <text:p>I work by myself, I use a web browser, paper &amp; pens, and kicad for actual schematics and layouts. (Occasionally i use Eagle, but i prefer to use Kicad due to its openness)</text:p>
          </table:table-cell>
          <table:table-cell table:number-columns-repeated="1022"/>
        </table:table-row>
        <table:table-row table:style-name="ro5">
          <table:table-cell office:value-type="float" office:value="128">
            <text:p>128</text:p>
          </table:table-cell>
          <table:table-cell office:value-type="string">
            <text:p>Mostly work alone, use KiCad for schematic &amp; layout. Read &amp; comment on DangerousPrototypes.com and JeeLabs.net</text:p>
          </table:table-cell>
          <table:table-cell table:number-columns-repeated="1022"/>
        </table:table-row>
        <table:table-row table:style-name="ro5">
          <table:table-cell office:value-type="float" office:value="129">
            <text:p>129</text:p>
          </table:table-cell>
          <table:table-cell office:value-type="string">
            <text:p>I try to think of a device I would like to create then break it down into individual components. If it's a navigating robot, it needs to move, see, and follow directions. If it's an intelligent display, it needs to think and write to a display. Then I shop for the components I need based on the style, budget, and availability. Finally, I wrap it together, make the code, and (in some cases) write a blog post or Instructable.</text:p>
          </table:table-cell>
          <table:table-cell table:number-columns-repeated="1022"/>
        </table:table-row>
        <table:table-row table:style-name="ro5">
          <table:table-cell office:value-type="float" office:value="130">
            <text:p>130</text:p>
          </table:table-cell>
          <table:table-cell office:value-type="string">
            <text:p>When I work with others its normally for a client or Im at a hackerspace. I use processing, openFrameworks, Html5, Css3, js, Arduino, Max/Msp, Unity.</text:p>
          </table:table-cell>
          <table:table-cell table:number-columns-repeated="1022"/>
        </table:table-row>
        <table:table-row table:style-name="ro5">
          <table:table-cell office:value-type="float" office:value="131">
            <text:p>131</text:p>
          </table:table-cell>
          <table:table-cell office:value-type="string">
            <text:p>I've been putting together a shop/office/chill space with like minded friends so that we can bounce ideas and inspiration off of eachother in order to make our visions reality.</text:p>
          </table:table-cell>
          <table:table-cell table:number-columns-repeated="1022"/>
        </table:table-row>
        <table:table-row table:style-name="ro5">
          <table:table-cell office:value-type="float" office:value="132">
            <text:p>132</text:p>
          </table:table-cell>
          <table:table-cell office:value-type="string">
            <text:p>I mainly work alone. I generally work with bread / perfboard, but have recently started working in Eagle.</text:p>
          </table:table-cell>
          <table:table-cell table:number-columns-repeated="1022"/>
        </table:table-row>
        <table:table-row table:style-name="ro5">
          <table:table-cell office:value-type="float" office:value="133">
            <text:p>133</text:p>
          </table:table-cell>
          <table:table-cell office:value-type="string">
            <text:p>I work with my business partner, but I do most of the hardware stuff. He does more software (and has authored one or two processing libraries I think) and mostly provides me with feedback and suggestions to improve my hw prototypes. We're about to release a beta version of a project we're working on, and I hope to provide some really good documentation in order to help people give us some good feedback. I use Eagle Light because it's free and so far adequate for my needs, though dear god the user interface is so terrible I want to offer to redesign their icons pro-bono. I send stuff to Alberta Printed Circuits for prototyping (we're in Canada so they deliver super fast) and we're about to start using Gold Phoenix for bigger batches. APC has great customer service -- I still make some rookie mistakes exporting Gerber files, and they always call and help me fix stuff when it's necessary.</text:p>
          </table:table-cell>
          <table:table-cell table:number-columns-repeated="1022"/>
        </table:table-row>
        <table:table-row table:style-name="ro5">
          <table:table-cell office:value-type="float" office:value="134">
            <text:p>134</text:p>
          </table:table-cell>
          <table:table-cell office:value-type="string">
            <text:p>I work with a core group, but also partner with other organizations to develop new products.</text:p>
          </table:table-cell>
          <table:table-cell table:number-columns-repeated="1022"/>
        </table:table-row>
        <table:table-row table:style-name="ro5">
          <table:table-cell office:value-type="float" office:value="135">
            <text:p>135</text:p>
          </table:table-cell>
          <table:table-cell office:value-type="string">
            <text:p>my level of collaboration is usually indirect. I use EAGLE cad as my tool of choice for viewing and modifying source files</text:p>
          </table:table-cell>
          <table:table-cell table:number-columns-repeated="1022"/>
        </table:table-row>
        <table:table-row table:style-name="ro5">
          <table:table-cell office:value-type="float" office:value="136">
            <text:p>136</text:p>
          </table:table-cell>
          <table:table-cell office:value-type="string">
            <text:p>Work with 6 other engineers, mostly open source tools such as avr-dude, gcc, arduino, as well as our company's community following.</text:p>
          </table:table-cell>
          <table:table-cell table:number-columns-repeated="1022"/>
        </table:table-row>
        <table:table-row table:style-name="ro5">
          <table:table-cell office:value-type="float" office:value="137">
            <text:p>137</text:p>
          </table:table-cell>
          <table:table-cell office:value-type="string">
            <text:p>I use Geda and eagle for my circuit layout and libreCAD for cad layouts</text:p>
          </table:table-cell>
          <table:table-cell table:number-columns-repeated="1022"/>
        </table:table-row>
        <table:table-row table:style-name="ro5">
          <table:table-cell office:value-type="float" office:value="138">
            <text:p>138</text:p>
          </table:table-cell>
          <table:table-cell office:value-type="string">
            <text:p>Working at [part of this response<text:span text:style-name="T1"> contained information that may identify the respondent and was removed to protect their anonymity</text:span><text:span text:style-name="T2">]</text:span> gives me all the tools and resources I need. Software like EAGLE CAD and Arduino help me accomplish my job when need be.</text:p>
          </table:table-cell>
          <table:table-cell table:number-columns-repeated="1022"/>
        </table:table-row>
        <table:table-row table:style-name="ro5">
          <table:table-cell office:value-type="float" office:value="139">
            <text:p>139</text:p>
          </table:table-cell>
          <table:table-cell office:value-type="string">
            <text:p>I'm currently working as a product designer for [part of this response<text:span text:style-name="T1"> contained information that may identify the respondent and was removed to protect their anonymity</text:span><text:span text:style-name="T2">]</text:span>, Malaysia.</text:p>
          </table:table-cell>
          <table:table-cell table:number-columns-repeated="1022"/>
        </table:table-row>
        <table:table-row table:style-name="ro5">
          <table:table-cell office:value-type="float" office:value="140">
            <text:p>140</text:p>
          </table:table-cell>
          <table:table-cell office:value-type="string">
            <text:p>I work alone doing the designs. I use Eagle. I use batchpcb, goldphoenix, dorkbot-pdx, and seeedstudio. I use digi-key and mouser. I use a local freelance assemblers I met at a local hackerspace. <text:s/>I am now looking into buying a pick and place machine machine. I will probably hire someone to help out filling orders.</text:p>
          </table:table-cell>
          <table:table-cell table:number-columns-repeated="1022"/>
        </table:table-row>
        <table:table-row table:style-name="ro7">
          <table:table-cell office:value-type="float" office:value="141">
            <text:p>141</text:p>
          </table:table-cell>
          <table:table-cell office:value-type="string">
            <text:p>I tend to collaborate with other open source designers off public sites at the beginning then go more public in the later stages.</text:p>
            <text:p/>
            <text:p>I collaborate on my own web site.</text:p>
          </table:table-cell>
          <table:table-cell table:number-columns-repeated="1022"/>
        </table:table-row>
        <table:table-row table:style-name="ro7">
          <table:table-cell office:value-type="float" office:value="142">
            <text:p>142</text:p>
          </table:table-cell>
          <table:table-cell office:value-type="string">
            <text:p>Lots of itterations ... </text:p>
            <text:p>3D printing many versions before the good one pops up</text:p>
            <text:p>Using Arduino, shields and small breadboards for many projects</text:p>
          </table:table-cell>
          <table:table-cell table:number-columns-repeated="1022"/>
        </table:table-row>
        <table:table-row table:style-name="ro7">
          <table:table-cell office:value-type="float" office:value="143">
            <text:p>143</text:p>
          </table:table-cell>
          <table:table-cell office:value-type="string">
            <text:p>visiting hackerspaces/makerspaces.</text:p>
            <text:p>teaming with knowledgable engeneers</text:p>
            <text:p>i myself am more of a caytalyst</text:p>
          </table:table-cell>
          <table:table-cell table:number-columns-repeated="1022"/>
        </table:table-row>
        <table:table-row table:style-name="ro5">
          <table:table-cell office:value-type="float" office:value="144">
            <text:p>144</text:p>
          </table:table-cell>
          <table:table-cell office:value-type="string">
            <text:p>I came in contact with other OSHW engineers in forums about the processors that I work with, and found out what interesting things they are doing. I also talk to them in IRC channels and via Twitter and Google Plus. I find that reading about successes by others, and receiving kudos when I post my own updates, motivates me to keep working on the project.</text:p>
          </table:table-cell>
          <table:table-cell table:number-columns-repeated="1022"/>
        </table:table-row>
        <table:table-row table:style-name="ro5">
          <table:table-cell office:value-type="float" office:value="145">
            <text:p>145</text:p>
          </table:table-cell>
          <table:table-cell office:value-type="string">
            <text:p>I work by myself when I have spare time.</text:p>
          </table:table-cell>
          <table:table-cell table:number-columns-repeated="1022"/>
        </table:table-row>
        <table:table-row table:style-name="ro5">
          <table:table-cell office:value-type="float" office:value="146">
            <text:p>146</text:p>
          </table:table-cell>
          <table:table-cell office:value-type="string">
            <text:p>I generally work by myself. <text:s/>I design hardware from start to finish, using readily available tools like Eagle for board design, BatchPCB for prototyping, etc.</text:p>
          </table:table-cell>
          <table:table-cell table:number-columns-repeated="1022"/>
        </table:table-row>
        <table:table-row table:style-name="ro5">
          <table:table-cell office:value-type="float" office:value="147">
            <text:p>147</text:p>
          </table:table-cell>
          <table:table-cell office:value-type="string">
            <text:p>Work out the version 1.0 on my own, base the version 1.1 on user feedback. Somtiems with collegues and friends.</text:p>
          </table:table-cell>
          <table:table-cell table:number-columns-repeated="1022"/>
        </table:table-row>
        <table:table-row table:style-name="ro5">
          <table:table-cell office:value-type="float" office:value="148">
            <text:p>148</text:p>
          </table:table-cell>
          <table:table-cell office:value-type="string">
            <text:p>Forums, irc.</text:p>
          </table:table-cell>
          <table:table-cell table:number-columns-repeated="1022"/>
        </table:table-row>
        <table:table-row table:style-name="ro5">
          <table:table-cell office:value-type="float" office:value="149">
            <text:p>149</text:p>
          </table:table-cell>
          <table:table-cell office:value-type="string">
            <text:p>I teach at my University, and I design lab hardware such as the microprocessor applications board. <text:s/>I have also taken over the robotics course. <text:s/>So I have improved the educational tools in the area I work, and I plan to use the data and feedback from these students to improve on the designs. <text:s/>Hopefully if all goes well I can start pitching my designs to other Universities.</text:p>
          </table:table-cell>
          <table:table-cell table:number-columns-repeated="1022"/>
        </table:table-row>
        <table:table-row table:style-name="ro5">
          <table:table-cell office:value-type="float" office:value="150">
            <text:p>150</text:p>
          </table:table-cell>
          <table:table-cell office:value-type="string">
            <text:p>For our most significant project, we are following the process laid out by Amanda Wozniak at the 2011 Open Hardware Summit. <text:s/>See more details here - [part of this response<text:span text:style-name="T1"> contained information that may identify the respondent and was removed to protect their anonymity</text:span><text:span text:style-name="T2">]</text:span></text:p>
          </table:table-cell>
          <table:table-cell table:number-columns-repeated="1022"/>
        </table:table-row>
        <table:table-row table:style-name="ro6">
          <table:table-cell office:value-type="float" office:value="151">
            <text:p>151</text:p>
          </table:table-cell>
          <table:table-cell office:value-type="string">
            <text:p>I read datasheets a lot to try and understand how the chips/circuits work. <text:s/>I look at sample code (Arduino mainly) to reverse engineer and understand what is going on.</text:p>
            <text:p>Have very limited space/tools, but still manage to do things. <text:s/>Basically have a multimeter and soldering Iron.</text:p>
          </table:table-cell>
          <table:table-cell table:number-columns-repeated="1022"/>
        </table:table-row>
        <table:table-row table:style-name="ro6">
          <table:table-cell office:value-type="float" office:value="152">
            <text:p>152</text:p>
          </table:table-cell>
          <table:table-cell office:value-type="string">
            <text:p>I download, edit, upload...</text:p>
            <text:p>I use eagle, Dev C++, Arduino</text:p>
          </table:table-cell>
          <table:table-cell table:number-columns-repeated="1022"/>
        </table:table-row>
        <table:table-row table:style-name="ro7">
          <table:table-cell office:value-type="float" office:value="153">
            <text:p>153</text:p>
          </table:table-cell>
          <table:table-cell office:value-type="string">
            <text:p>More often than not, I work alone. <text:s/>Ideas are discovered and given some bones by casual conversations with friends and colleagues, but design and implementation is almost entirely solitary.</text:p>
            <text:p/>
            <text:p>I use a personal Git repository until the initial design specifications are solidified, then the complete history goes on GitHub. <text:s/>I use open source tools as often as possible, KiCad, GCC, and so on, even if these tools are inferior to closed tools. <text:s/>I try to work as transparently as possible, and when I'm using a tool or technique that may be unfamiliar to my colleagues, or co-conspirators, I offer to teach a workshop.</text:p>
          </table:table-cell>
          <table:table-cell table:number-columns-repeated="1022"/>
        </table:table-row>
        <table:table-row table:style-name="ro11">
          <table:table-cell office:value-type="float" office:value="154">
            <text:p>154</text:p>
          </table:table-cell>
          <table:table-cell office:value-type="string">
            <text:p>Design: LTSpice + breadboard + numpy/scipy for equation solving / dimensioning</text:p>
            <text:p>Schematics+Layout: Eagle</text:p>
            <text:p/>
            <text:p>Programming hardware: Olimex JTAG, AVR ISP mkII</text:p>
            <text:p>Debugging tools: Bus pirate, FTDI breakout boards (many)</text:p>
            <text:p>Code: gvim, gcc, make</text:p>
            <text:p>Programming: avrdude, openocd</text:p>
          </table:table-cell>
          <table:table-cell table:number-columns-repeated="1022"/>
        </table:table-row>
        <table:table-row table:style-name="ro5">
          <table:table-cell office:value-type="float" office:value="155">
            <text:p>155</text:p>
          </table:table-cell>
          <table:table-cell office:value-type="string">
            <text:p>I use Kikad/Eagle, some software IDE and a lab notebook.</text:p>
          </table:table-cell>
          <table:table-cell table:number-columns-repeated="1022"/>
        </table:table-row>
        <table:table-row table:style-name="ro5">
          <table:table-cell office:value-type="float" office:value="156">
            <text:p>156</text:p>
          </table:table-cell>
          <table:table-cell office:value-type="string">
            <text:p>Starts with a problem to solve, research as to what is out there, collect hardware, or design ideas and programming.</text:p>
          </table:table-cell>
          <table:table-cell table:number-columns-repeated="1022"/>
        </table:table-row>
        <table:table-row table:style-name="ro7">
          <table:table-cell office:value-type="float" office:value="157">
            <text:p>157</text:p>
          </table:table-cell>
          <table:table-cell office:value-type="string">
            <text:p>So far (one week) I have worked alone.</text:p>
            <text:p>I use gEDA for schematics and pcb-layout.</text:p>
            <text:p>For mechanical drawings I sometimes use Blender.</text:p>
          </table:table-cell>
          <table:table-cell table:number-columns-repeated="1022"/>
        </table:table-row>
        <table:table-row table:style-name="ro5">
          <table:table-cell office:value-type="float" office:value="158">
            <text:p>158</text:p>
          </table:table-cell>
          <table:table-cell office:value-type="string">
            <text:p>I typically work alone, but rely on social networks for training, sharing ideas.</text:p>
          </table:table-cell>
          <table:table-cell table:number-columns-repeated="1022"/>
        </table:table-row>
        <table:table-row table:style-name="ro5">
          <table:table-cell office:value-type="float" office:value="159">
            <text:p>159</text:p>
          </table:table-cell>
          <table:table-cell office:value-type="string">
            <text:p>ASSiting severl brillant hsckerspace members</text:p>
          </table:table-cell>
          <table:table-cell table:number-columns-repeated="1022"/>
        </table:table-row>
        <table:table-row table:style-name="ro5">
          <table:table-cell office:value-type="float" office:value="160">
            <text:p>160</text:p>
          </table:table-cell>
          <table:table-cell office:value-type="string">
            <text:p>I work with artists, educators, researchers, and makers. <text:s/>Collaboration varies project to project, but largely it is online using GitHub and Upverter (for schematics). In terms of more specific IDEs I use eagleCAD, Arduino, XCode (C libs for Arduino, openFrameworks), Eclipse for Java (ADK dev), Fritizing is a great teaching tool for creating example circuits, and probably more...</text:p>
          </table:table-cell>
          <table:table-cell table:number-columns-repeated="1022"/>
        </table:table-row>
        <table:table-row table:style-name="ro5">
          <table:table-cell office:value-type="float" office:value="161">
            <text:p>161</text:p>
          </table:table-cell>
          <table:table-cell office:value-type="string">
            <text:p>All tools are open source (Kicad, LibreCAD, LinuxCNC...)</text:p>
          </table:table-cell>
          <table:table-cell table:number-columns-repeated="1022"/>
        </table:table-row>
        <table:table-row table:style-name="ro9">
          <table:table-cell office:value-type="float" office:value="162">
            <text:p>162</text:p>
          </table:table-cell>
          <table:table-cell office:value-type="string">
            <text:p>In the start I wrote a lot on forums and asked questions.</text:p>
            <text:p>Now I only have one co-worker for the moment, but I have two friends that will use the end-product and they have contributed with ideas and wishes about functionality.</text:p>
            <text:p>I am the hardware designer and my co-worker does the programing, but we brainstorm together.</text:p>
            <text:p>My tools are post-it notes and pencils, cadsoft eagle, and internet</text:p>
          </table:table-cell>
          <table:table-cell table:number-columns-repeated="1022"/>
        </table:table-row>
        <table:table-row table:style-name="ro5">
          <table:table-cell office:value-type="float" office:value="163">
            <text:p>163</text:p>
          </table:table-cell>
          <table:table-cell office:value-type="string">
            <text:p>I am usually directing the project, but I also like to be able to play with the designs and electronics too. I usually work with a couple people, sometimes people in the same city, sometimes across the world. I use Eagle a lot and Illustrator.</text:p>
          </table:table-cell>
          <table:table-cell table:number-columns-repeated="1022"/>
        </table:table-row>
        <table:table-row table:style-name="ro5">
          <table:table-cell office:value-type="float" office:value="164">
            <text:p>164</text:p>
          </table:table-cell>
          <table:table-cell office:value-type="string">
            <text:p>I work with several collegues, both those whom I physically collborate with and those that I communicate with remotely. I am the leader of most of the projects that I work on. The tools we use are EAGLE for PCB layout and schematic capture, and we use gcc-avr sans IDE to do most code development. Some projects use the Arduino bootloader and IDE for development to allow for easy end-user modification of code.</text:p>
          </table:table-cell>
          <table:table-cell table:number-columns-repeated="1022"/>
        </table:table-row>
        <table:table-row table:style-name="ro5">
          <table:table-cell office:value-type="float" office:value="165">
            <text:p>165</text:p>
          </table:table-cell>
          <table:table-cell office:value-type="string">
            <text:p>I work independently (though, my projects are on github with a tiny following, people could contribute there).</text:p>
          </table:table-cell>
          <table:table-cell table:number-columns-repeated="1022"/>
        </table:table-row>
        <table:table-row table:style-name="ro5">
          <table:table-cell office:value-type="float" office:value="166">
            <text:p>166</text:p>
          </table:table-cell>
          <table:table-cell office:value-type="string">
            <text:p>We are an informal little group, each of us having it's own project. But we share ideas, suggestions. Often documents are shared via Google docs. I've also written some software for a CNC project called rStep, but I didn't found the degree of freedom and cooperation <text:s/>I need.</text:p>
          </table:table-cell>
          <table:table-cell table:number-columns-repeated="1022"/>
        </table:table-row>
        <table:table-row table:style-name="ro5">
          <table:table-cell office:value-type="float" office:value="167">
            <text:p>167</text:p>
          </table:table-cell>
          <table:table-cell office:value-type="string">
            <text:p>Forums as meeting rooms.</text:p>
          </table:table-cell>
          <table:table-cell table:number-columns-repeated="1022"/>
        </table:table-row>
        <table:table-row table:style-name="ro5">
          <table:table-cell office:value-type="float" office:value="168">
            <text:p>168</text:p>
          </table:table-cell>
          <table:table-cell office:value-type="string">
            <text:p>Solo software engineer at this point, so just software and very minor soldering work. Looking forward to bringing on a hardware engineer soon to help with custom Arduino shields, then USB device boards.</text:p>
          </table:table-cell>
          <table:table-cell table:number-columns-repeated="1022"/>
        </table:table-row>
        <table:table-row table:style-name="ro6">
          <table:table-cell office:value-type="float" office:value="169">
            <text:p>169</text:p>
          </table:table-cell>
          <table:table-cell office:value-type="string">
            <text:p>I mainly use Arduino as a controller.</text:p>
            <text:p>For software I use gEDA and Dokuwiki.</text:p>
          </table:table-cell>
          <table:table-cell table:number-columns-repeated="1022"/>
        </table:table-row>
        <table:table-row table:style-name="ro5">
          <table:table-cell office:value-type="float" office:value="170">
            <text:p>170</text:p>
          </table:table-cell>
          <table:table-cell office:value-type="string">
            <text:p>I have thus far only developed stuff on my own. I use all open source tools to create my hardware.</text:p>
          </table:table-cell>
          <table:table-cell table:number-columns-repeated="1022"/>
        </table:table-row>
        <table:table-row table:style-name="ro5">
          <table:table-cell office:value-type="float" office:value="171">
            <text:p>171</text:p>
          </table:table-cell>
          <table:table-cell office:value-type="string">
            <text:p>I mostly work by myself, but I am looking for local individuals to help with the builds as I am disabled.</text:p>
          </table:table-cell>
          <table:table-cell table:number-columns-repeated="1022"/>
        </table:table-row>
        <table:table-row table:style-name="ro5">
          <table:table-cell office:value-type="float" office:value="172">
            <text:p>172</text:p>
          </table:table-cell>
          <table:table-cell office:value-type="string">
            <text:p>It was so simple that two of us just got together and did it. <text:s/>We used commercial tools for board layout and filter design because we had them available.</text:p>
          </table:table-cell>
          <table:table-cell table:number-columns-repeated="1022"/>
        </table:table-row>
        <table:table-row table:style-name="ro5">
          <table:table-cell office:value-type="float" office:value="173">
            <text:p>173</text:p>
          </table:table-cell>
          <table:table-cell office:value-type="string">
            <text:p>I try to use the techniques shown in engineering books from the 1880's to the 1930's to design machine tools for use by low income artisans in the developing world.</text:p>
          </table:table-cell>
          <table:table-cell table:number-columns-repeated="1022"/>
        </table:table-row>
        <table:table-row table:style-name="ro5">
          <table:table-cell office:value-type="float" office:value="174">
            <text:p>174</text:p>
          </table:table-cell>
          <table:table-cell office:value-type="string">
            <text:p>At this point it is me on my own, gathering information from the web and then working on my own to develop my project.</text:p>
          </table:table-cell>
          <table:table-cell table:number-columns-repeated="1022"/>
        </table:table-row>
        <table:table-row table:style-name="ro5">
          <table:table-cell office:value-type="float" office:value="175">
            <text:p>175</text:p>
          </table:table-cell>
          <table:table-cell office:value-type="string">
            <text:p>I work with a collaborator on the other side of the world. <text:s/>he does hardware, I do software / firmware / direction. <text:s/>we both do customer support. <text:s/>we use a shared dropbox folder and gchat. <text:s/>it helps that he's a night person and I'm a morning person.</text:p>
          </table:table-cell>
          <table:table-cell table:number-columns-repeated="1022"/>
        </table:table-row>
        <table:table-row table:style-name="ro5">
          <table:table-cell office:value-type="float" office:value="176">
            <text:p>176</text:p>
          </table:table-cell>
          <table:table-cell office:value-type="string">
            <text:p>Most of the information I rely on is in English, so I translate it to Spanish and share it with others who might be of help and incorporate their input. I adapt (in size, materials, etc.) some designs to be used by poor communities. Normally I'm the project leader.</text:p>
          </table:table-cell>
          <table:table-cell table:number-columns-repeated="1022"/>
        </table:table-row>
        <table:table-row table:style-name="ro5">
          <table:table-cell office:value-type="float" office:value="177">
            <text:p>177</text:p>
          </table:table-cell>
          <table:table-cell office:value-type="string">
            <text:p>I work alone (on hardware and software related issues) providing tools for interaction for collaborating partners</text:p>
          </table:table-cell>
          <table:table-cell table:number-columns-repeated="1022"/>
        </table:table-row>
        <table:table-row table:style-name="ro5">
          <table:table-cell office:value-type="float" office:value="178">
            <text:p>178</text:p>
          </table:table-cell>
          <table:table-cell office:value-type="string">
            <text:p>I am working on my own.</text:p>
          </table:table-cell>
          <table:table-cell table:number-columns-repeated="1022"/>
        </table:table-row>
        <table:table-row table:style-name="ro8">
          <table:table-cell office:value-type="float" office:value="179">
            <text:p>179</text:p>
          </table:table-cell>
          <table:table-cell office:value-type="string">
            <text:p>On open source hardware I collaborate with engineering students, sometimes they modify an open source design as a senior project</text:p>
            <text:p>SOmetimes i give them a netlist and they route their first circuit board in eagle</text:p>
            <text:p/>
            <text:p>most times I give the student my existing design from a long term project and they are in charge of upgrading a small part during a 12 week internship.</text:p>
            <text:p>often they will use another open source tool in the process...logomatic from sparkfun, adafruit datalogger shield, bus pirate</text:p>
          </table:table-cell>
          <table:table-cell table:number-columns-repeated="1022"/>
        </table:table-row>
        <table:table-row table:style-name="ro5">
          <table:table-cell office:value-type="float" office:value="180">
            <text:p>180</text:p>
          </table:table-cell>
          <table:table-cell office:value-type="string">
            <text:p>I'm working alone but i'm in contact with some other makers. I'm using handtools, CNC cutter, soldering iron and... brain ;-)</text:p>
          </table:table-cell>
          <table:table-cell table:number-columns-repeated="1022"/>
        </table:table-row>
        <table:table-row table:style-name="ro5">
          <table:table-cell office:value-type="float" office:value="181">
            <text:p>181</text:p>
          </table:table-cell>
          <table:table-cell office:value-type="string">
            <text:p>I work to a large degree alone, although I coordinate my work with the OpenLCB project, which is a working group for developing model railroading networking protocols. I work almost entirely in Eagle CAD.</text:p>
          </table:table-cell>
          <table:table-cell table:number-columns-repeated="1022"/>
        </table:table-row>
        <table:table-row table:style-name="ro5">
          <table:table-cell office:value-type="float" office:value="182">
            <text:p>182</text:p>
          </table:table-cell>
          <table:table-cell office:value-type="string">
            <text:p>I work with my friend, schematics in eagle, code on github. We use seeedstudio for card mqnufactur</text:p>
          </table:table-cell>
          <table:table-cell table:number-columns-repeated="1022"/>
        </table:table-row>
        <table:table-row table:style-name="ro5">
          <table:table-cell office:value-type="float" office:value="183">
            <text:p>183</text:p>
          </table:table-cell>
          <table:table-cell office:value-type="string">
            <text:p>I started out with Fritzing, but for more complicated projects I am looking into Eagle and KiCad. Currently, I am doing the development by myself, but I am getting involved in various online resources (Dangerous Prototypes, for example).</text:p>
          </table:table-cell>
          <table:table-cell table:number-columns-repeated="1022"/>
        </table:table-row>
        <table:table-row table:style-name="ro5">
          <table:table-cell office:value-type="float" office:value="184">
            <text:p>184</text:p>
          </table:table-cell>
          <table:table-cell office:value-type="string">
            <text:p>I talk a lot with fellow circuit hackers here at hacklab, especially about eagle, soldering, etc. <text:s/>We've been slowly improving our tools and expertise.</text:p>
          </table:table-cell>
          <table:table-cell table:number-columns-repeated="1022"/>
        </table:table-row>
        <table:table-row table:style-name="ro5">
          <table:table-cell office:value-type="float" office:value="185">
            <text:p>185</text:p>
          </table:table-cell>
          <table:table-cell office:value-type="string">
            <text:p>Eagle, email, google docs, bugzilla. It's very messy but it works. I wish there were better tools but no luck yet.</text:p>
          </table:table-cell>
          <table:table-cell table:number-columns-repeated="1022"/>
        </table:table-row>
        <table:table-row table:style-name="ro5">
          <table:table-cell office:value-type="float" office:value="186">
            <text:p>186</text:p>
          </table:table-cell>
          <table:table-cell office:value-type="string">
            <text:p>I work with a partner to design OHW products. For the most part he codes, I design PCBs, and we split actual design depending who's project we're working on at the moment. As lovers and supporters of GPL software, we work entirely within gEDA: gschem and pcb. we are currently working towards hosting projects on some version control server, most likely GIT based.</text:p>
          </table:table-cell>
          <table:table-cell table:number-columns-repeated="1022"/>
        </table:table-row>
        <table:table-row table:style-name="ro5">
          <table:table-cell office:value-type="float" office:value="187">
            <text:p>187</text:p>
          </table:table-cell>
          <table:table-cell office:value-type="string">
            <text:p>students</text:p>
          </table:table-cell>
          <table:table-cell table:number-columns-repeated="1022"/>
        </table:table-row>
        <table:table-row table:style-name="ro6">
          <table:table-cell office:value-type="float" office:value="188">
            <text:p>188</text:p>
          </table:table-cell>
          <table:table-cell office:value-type="string">
            <text:p>tools are usually lowtech paper, 3D models, and the tools within a complete fab shop I have access to. <text:s/>Don't discount the value of a coping saw, hacksaw, dremel tool!</text:p>
            <text:p>Collaboration is usually over email, maybe while sailing or paddling, or while sharing a favorite carbonated beverage.</text:p>
          </table:table-cell>
          <table:table-cell table:number-columns-repeated="1022"/>
        </table:table-row>
        <table:table-row table:style-name="ro5">
          <table:table-cell office:value-type="float" office:value="189">
            <text:p>189</text:p>
          </table:table-cell>
          <table:table-cell office:value-type="string">
            <text:p>I am a system engineer for a small company that practices agile development methodologies for both hardware and software development. <text:s/>I bring projects to the team in order to integrate OSH and OSS.</text:p>
          </table:table-cell>
          <table:table-cell table:number-columns-repeated="1022"/>
        </table:table-row>
        <table:table-row table:style-name="ro5">
          <table:table-cell office:value-type="float" office:value="190">
            <text:p>190</text:p>
          </table:table-cell>
          <table:table-cell office:value-type="string">
            <text:p>Mainly alone, hardware and software development. <text:s/>Recently collaborated with others on some projects where I built the electronics while others handled the coding.</text:p>
          </table:table-cell>
          <table:table-cell table:number-columns-repeated="1022"/>
        </table:table-row>
        <table:table-row table:style-name="ro5">
          <table:table-cell office:value-type="float" office:value="191">
            <text:p>191</text:p>
          </table:table-cell>
          <table:table-cell office:value-type="string">
            <text:p>I identify the problem or someone comes with an identified challenge from the field. I do research on the context, I come up with a basic system design, I research if there are open source documentation and project related. If I can I might contact the creators of those projects to collaborate, then I prototype something open source, field test and once the design is in working order I release the open source code and the schematics and board files online and write tutorials on how to use them, plus sell the designs in case someone doesnt have the facilities to replicate the first designs.</text:p>
          </table:table-cell>
          <table:table-cell table:number-columns-repeated="1022"/>
        </table:table-row>
        <table:table-row table:style-name="ro5">
          <table:table-cell office:value-type="float" office:value="192">
            <text:p>192</text:p>
          </table:table-cell>
          <table:table-cell office:value-type="string">
            <text:p>I had the initial idea, and built several prototypes myself. I then made contact with a professional product designer to implement what I couldn't myself, as well as make recommendations about manufacturing and sourcing materials that weren't readily accessible.</text:p>
          </table:table-cell>
          <table:table-cell table:number-columns-repeated="1022"/>
        </table:table-row>
        <table:table-row table:style-name="ro8">
          <table:table-cell office:value-type="float" office:value="193">
            <text:p>193</text:p>
          </table:table-cell>
          <table:table-cell office:value-type="string">
            <text:p>The more I work with Windows, the more I feel really limited. <text:s/>I really love the malleability of Linux.</text:p>
            <text:p/>
            <text:p>I am pretty much a software guy: I haven't touched a soldering iron since 1985. <text:s/>It is only recently that I have rekindled my interest in hardware. <text:s/></text:p>
            <text:p/>
            <text:p>(How many programmers does it take to change a light bulb? None -- that's a hardware problem.)</text:p>
          </table:table-cell>
          <table:table-cell table:number-columns-repeated="1022"/>
        </table:table-row>
        <table:table-row table:style-name="ro8">
          <table:table-cell office:value-type="float" office:value="194">
            <text:p>194</text:p>
          </table:table-cell>
          <table:table-cell office:value-type="string">
            <text:p>Adafruit, SparkFun, Arduino, Evil Mad Science have all been influencers. <text:s/>Hack-a-day and Dangerous Prototypes as well. <text:s/>However, I've learned as much from following links off their blogs as from the sites themselves.</text:p>
            <text:p/>
            <text:p>Collaboration has been via forums and github, primarily as an observer and commenter.</text:p>
            <text:p/>
            <text:p>Tools have included Eagle, Arduino, and many task-specific pieces of software.</text:p>
          </table:table-cell>
          <table:table-cell table:number-columns-repeated="1022"/>
        </table:table-row>
        <table:table-row table:style-name="ro5">
          <table:table-cell office:value-type="float" office:value="195">
            <text:p>195</text:p>
          </table:table-cell>
          <table:table-cell office:value-type="string">
            <text:p>When working on open source hardware, I worked alone. In my previous job I tended to work alone on all my projects. That was a startup company though, without resources to put more than 1 person on a task. I now work for a large (10,000+ employee) company and am certain that IF open source hardware projects emerge, my whole team will be involved.</text:p>
          </table:table-cell>
          <table:table-cell table:number-columns-repeated="1022"/>
        </table:table-row>
        <table:table-row table:style-name="ro5">
          <table:table-cell office:value-type="float" office:value="196">
            <text:p>196</text:p>
          </table:table-cell>
          <table:table-cell office:value-type="string">
            <text:p>Other than the information provided above, the answer is too long.</text:p>
          </table:table-cell>
          <table:table-cell table:number-columns-repeated="1022"/>
        </table:table-row>
        <table:table-row table:style-name="ro5">
          <table:table-cell office:value-type="float" office:value="197">
            <text:p>197</text:p>
          </table:table-cell>
          <table:table-cell office:value-type="string">
            <text:p>Eagle CAD</text:p>
          </table:table-cell>
          <table:table-cell table:number-columns-repeated="1022"/>
        </table:table-row>
        <table:table-row table:style-name="ro5">
          <table:table-cell office:value-type="float" office:value="198">
            <text:p>198</text:p>
          </table:table-cell>
          <table:table-cell office:value-type="string">
            <text:p>I laid out the board in Eagle and had the boards spun with BatchPCB.</text:p>
          </table:table-cell>
          <table:table-cell table:number-columns-repeated="1022"/>
        </table:table-row>
        <table:table-row table:style-name="ro8">
          <table:table-cell office:value-type="float" office:value="199">
            <text:p>199</text:p>
          </table:table-cell>
          <table:table-cell office:value-type="string">
            <text:p>again just getting started, work mainly by myself on my projects - as no one has joined my one published project yet:)</text:p>
            <text:p/>
            <text:p>Looking to use blog, forum and trying Launchpad as well.</text:p>
            <text:p/>
            <text:p>Using common tools like Eagle, swithced to Ubuntu as my primary platform.</text:p>
          </table:table-cell>
          <table:table-cell table:number-columns-repeated="1022"/>
        </table:table-row>
        <table:table-row table:style-name="ro7">
          <table:table-cell office:value-type="float" office:value="200">
            <text:p>200</text:p>
          </table:table-cell>
          <table:table-cell office:value-type="string">
            <text:p>To develop OSHW I use some open source (free) software and commercial (close source) software too. Which one I want to use is depends on the complexity of the project and it's architecture. </text:p>
            <text:p/>
            <text:p>Most of the times I start my project as a hobby/small project and publish "core of the project" to some online repository(e.g: sf.net, github, etc). Then I get community support/feedback to develop it into more further.</text:p>
          </table:table-cell>
          <table:table-cell table:number-columns-repeated="1022"/>
        </table:table-row>
        <table:table-row table:style-name="ro6">
          <table:table-cell office:value-type="float" office:value="201">
            <text:p>201</text:p>
          </table:table-cell>
          <table:table-cell office:value-type="string">
            <text:p>At the moment I work for myself and have fellow students help my come up with ideas or designs. I'm primarily a electronics/PCB designer and made the SATA port multiplier used in the openstoragepod.</text:p>
            <text:p>My tool of choice is Altium Designer, even though it's not open source software. And of course a large amount of soldering equipment and measuring equipment (Tektronix TDS2014B). Next on the to-buy list is my first reflow oven.</text:p>
          </table:table-cell>
          <table:table-cell table:number-columns-repeated="1022"/>
        </table:table-row>
        <table:table-row table:style-name="ro5">
          <table:table-cell office:value-type="float" office:value="202">
            <text:p>202</text:p>
          </table:table-cell>
          <table:table-cell office:value-type="string">
            <text:p>My students and other OSHW developers</text:p>
          </table:table-cell>
          <table:table-cell table:number-columns-repeated="1022"/>
        </table:table-row>
        <table:table-row table:style-name="ro5">
          <table:table-cell office:value-type="float" office:value="203">
            <text:p>203</text:p>
          </table:table-cell>
          <table:table-cell office:value-type="string">
            <text:p>FabAcademy course, other FabLabs.</text:p>
          </table:table-cell>
          <table:table-cell table:number-columns-repeated="1022"/>
        </table:table-row>
        <table:table-row table:style-name="ro5">
          <table:table-cell office:value-type="float" office:value="204">
            <text:p>204</text:p>
          </table:table-cell>
          <table:table-cell office:value-type="string">
            <text:p>Single person projects, mostly. Developed and prototyped in a hackerspace</text:p>
          </table:table-cell>
          <table:table-cell table:number-columns-repeated="1022"/>
        </table:table-row>
        <table:table-row table:style-name="ro5">
          <table:table-cell office:value-type="float" office:value="205">
            <text:p>205</text:p>
          </table:table-cell>
          <table:table-cell office:value-type="string">
            <text:p>A lot of email, Skype and EAGLE CAD</text:p>
          </table:table-cell>
          <table:table-cell table:number-columns-repeated="1022"/>
        </table:table-row>
        <table:table-row table:style-name="ro5">
          <table:table-cell office:value-type="float" office:value="206">
            <text:p>206</text:p>
          </table:table-cell>
          <table:table-cell office:value-type="string">
            <text:p>I work mostly by myself, collecting suggestions and incorporating them into the design. Small projects I keep locally on my computer and publish to Thingiverse, bigger ones I put up on github. My tool of choice is OpenSCAD for my 3d design work.</text:p>
          </table:table-cell>
          <table:table-cell table:number-columns-repeated="1022"/>
        </table:table-row>
        <table:table-row table:style-name="ro6">
          <table:table-cell office:value-type="float" office:value="207">
            <text:p>207</text:p>
          </table:table-cell>
          <table:table-cell office:value-type="string">
            <text:p>We collaborate , strangely, directly with the manufacturers and suppliers of the ASICs we use, and they are keen to get involved in th development as they also benefit from a larger client base and new development platforms, we get loads of free samples and a fast product design cycle.</text:p>
            <text:p>then we also work with th clients ( friends and family or friends of family and people at the hackerspace)</text:p>
          </table:table-cell>
          <table:table-cell table:number-columns-repeated="1022"/>
        </table:table-row>
        <table:table-row table:style-name="ro5">
          <table:table-cell office:value-type="float" office:value="208">
            <text:p>208</text:p>
          </table:table-cell>
          <table:table-cell office:value-type="string">
            <text:p>myself, arduino and my thinkpad x61</text:p>
          </table:table-cell>
          <table:table-cell table:number-columns-repeated="1022"/>
        </table:table-row>
        <table:table-row table:style-name="ro5">
          <table:table-cell office:value-type="float" office:value="209">
            <text:p>209</text:p>
          </table:table-cell>
          <table:table-cell office:value-type="string">
            <text:p>Mainly design independently and then take designs to students I work with, then tweak things as necessary based on feedback or experience.</text:p>
          </table:table-cell>
          <table:table-cell table:number-columns-repeated="1022"/>
        </table:table-row>
        <table:table-row table:style-name="ro5">
          <table:table-cell office:value-type="float" office:value="210">
            <text:p>210</text:p>
          </table:table-cell>
          <table:table-cell office:value-type="string">
            <text:p>I work alone and test my products with my electronic diploma &amp; Degree students</text:p>
          </table:table-cell>
          <table:table-cell table:number-columns-repeated="1022"/>
        </table:table-row>
        <table:table-row table:style-name="ro5">
          <table:table-cell office:value-type="float" office:value="211">
            <text:p>211</text:p>
          </table:table-cell>
          <table:table-cell office:value-type="string">
            <text:p>google.code hellps. Forums help immensley. <text:s/>Also Adafruit's Ask-an-Engineer is a great resource along with Adafruit, Sparkfun, Dangerous Prototypes and Hack-a-Day's forums and blogs.</text:p>
          </table:table-cell>
          <table:table-cell table:number-columns-repeated="1022"/>
        </table:table-row>
        <table:table-row table:style-name="ro5">
          <table:table-cell office:value-type="float" office:value="212">
            <text:p>212</text:p>
          </table:table-cell>
          <table:table-cell office:value-type="string">
            <text:p>I started with a circuit diagram, designed PCP artwork on paper, scanned design, digitized design in Adobe Photoshop, used toner transfer method to etch test board, consulted community to improve board, redesigned board, re-etched board.</text:p>
          </table:table-cell>
          <table:table-cell table:number-columns-repeated="1022"/>
        </table:table-row>
        <table:table-row table:style-name="ro5">
          <table:table-cell office:value-type="float" office:value="213">
            <text:p>213</text:p>
          </table:table-cell>
          <table:table-cell office:value-type="string">
            <text:p>I work mostly alone but i like to do some parts like soldering and use power tools in my hackerspace</text:p>
          </table:table-cell>
          <table:table-cell table:number-columns-repeated="1022"/>
        </table:table-row>
        <table:table-row table:style-name="ro5">
          <table:table-cell office:value-type="float" office:value="214">
            <text:p>214</text:p>
          </table:table-cell>
          <table:table-cell office:value-type="string">
            <text:p>Personal hobby, but put things on Instructables and the like.</text:p>
          </table:table-cell>
          <table:table-cell table:number-columns-repeated="1022"/>
        </table:table-row>
        <table:table-row table:style-name="ro5">
          <table:table-cell office:value-type="float" office:value="215">
            <text:p>215</text:p>
          </table:table-cell>
          <table:table-cell office:value-type="string">
            <text:p>i develop hardware myself. i find a need in my projects and i procede to fill it</text:p>
          </table:table-cell>
          <table:table-cell table:number-columns-repeated="1022"/>
        </table:table-row>
        <table:table-row table:style-name="ro5">
          <table:table-cell office:value-type="float" office:value="216">
            <text:p>216</text:p>
          </table:table-cell>
          <table:table-cell office:value-type="string">
            <text:p>I joined the project to document the assembly and build the wiki. <text:s/>Edward Ford built the hardware.</text:p>
          </table:table-cell>
          <table:table-cell table:number-columns-repeated="1022"/>
        </table:table-row>
        <table:table-row table:style-name="ro5">
          <table:table-cell office:value-type="float" office:value="217">
            <text:p>217</text:p>
          </table:table-cell>
          <table:table-cell office:value-type="string">
            <text:p>I work with a variety of collaborators including designers and hardware engineers. <text:s/>They are personal friends of mine. <text:s/>I hope to work with the general open-source hardware community.</text:p>
          </table:table-cell>
          <table:table-cell table:number-columns-repeated="1022"/>
        </table:table-row>
        <table:table-row table:style-name="ro5">
          <table:table-cell office:value-type="float" office:value="218">
            <text:p>218</text:p>
          </table:table-cell>
          <table:table-cell office:value-type="string">
            <text:p>Try it, improve it.</text:p>
          </table:table-cell>
          <table:table-cell table:number-columns-repeated="1022"/>
        </table:table-row>
        <table:table-row table:style-name="ro5">
          <table:table-cell office:value-type="float" office:value="219">
            <text:p>219</text:p>
          </table:table-cell>
          <table:table-cell office:value-type="string">
            <text:p>Being a member of a hackerspace is invaluable for having access to all types of people with very diverse skill sets. It is great to be able to sit down, think of an idea, plan it out, start working on it, and have personal interaction with knowledgeable folks if you run in to any problems or need help.</text:p>
          </table:table-cell>
          <table:table-cell table:number-columns-repeated="1022"/>
        </table:table-row>
        <table:table-row table:style-name="ro5">
          <table:table-cell office:value-type="float" office:value="220">
            <text:p>220</text:p>
          </table:table-cell>
          <table:table-cell office:value-type="string">
            <text:p>I use designs that I and others have created with fellow members of [part of this response<text:span text:style-name="T1"> contained information that may identify the respondent and was removed to protect their anonymity</text:span><text:span text:style-name="T2">]</text:span>. We make the projects in small informal teams and eventually develop it into a curriculum</text:p>
          </table:table-cell>
          <table:table-cell table:number-columns-repeated="1022"/>
        </table:table-row>
        <table:table-row table:style-name="ro5">
          <table:table-cell office:value-type="float" office:value="221">
            <text:p>221</text:p>
          </table:table-cell>
          <table:table-cell office:value-type="string">
            <text:p>I work mostly alone. Usually I see some product, not open source, that I think I could do better. Sometimes I can get cooperation from the maker, more often not, so if there's IP shielding it I do a clean room redesign from scratch and release my drawings and code as open source. I do this at work as well. Sometimes when I can't get permission to improve some product I do it in my own time, and show them when it's done, and in two cases they adopted my version in place of the official one. I use Altium Designer and Solidworks. I'm only interested in the design phase, not in manufacturing, and I lose interest and move on as soon as it's done.</text:p>
          </table:table-cell>
          <table:table-cell table:number-columns-repeated="1022"/>
        </table:table-row>
        <table:table-row table:style-name="ro5">
          <table:table-cell office:value-type="float" office:value="222">
            <text:p>222</text:p>
          </table:table-cell>
          <table:table-cell office:value-type="string">
            <text:p>a group of 8 students from different backgrounds working with community groups involved in the final product. We have used existing projects as our base and have developed and incorporated them within our own to build a more advanced system</text:p>
          </table:table-cell>
          <table:table-cell table:number-columns-repeated="1022"/>
        </table:table-row>
        <table:table-row table:style-name="ro5">
          <table:table-cell office:value-type="float" office:value="223">
            <text:p>223</text:p>
          </table:table-cell>
          <table:table-cell office:value-type="string">
            <text:p>I work solo. On my hackintosh I use tools like the Arduino IDE, Fritzing, Growley Notes, XCode, ...</text:p>
          </table:table-cell>
          <table:table-cell table:number-columns-repeated="1022"/>
        </table:table-row>
        <table:table-row table:style-name="ro5">
          <table:table-cell office:value-type="float" office:value="224">
            <text:p>224</text:p>
          </table:table-cell>
          <table:table-cell office:value-type="string">
            <text:p>Work alone currently, use any free software (Free EAGLE, avr-gcc etc). In terms of role I do everything, designer, programmer, tester, lead shouter/rager when it breaks,</text:p>
          </table:table-cell>
          <table:table-cell table:number-columns-repeated="1022"/>
        </table:table-row>
        <table:table-row table:style-name="ro5">
          <table:table-cell office:value-type="float" office:value="225">
            <text:p>225</text:p>
          </table:table-cell>
          <table:table-cell office:value-type="string">
            <text:p>I frequently start by based my work off of a previous project of my own, or of somebody else. <text:s/>Then I build up from their and ask for help as I go.</text:p>
          </table:table-cell>
          <table:table-cell table:number-columns-repeated="1022"/>
        </table:table-row>
        <table:table-row table:style-name="ro5">
          <table:table-cell office:value-type="float" office:value="226">
            <text:p>226</text:p>
          </table:table-cell>
          <table:table-cell office:value-type="string">
            <text:p>We see an aspect of society that we disagree with, in our case the food system, and we hack it down to the level of healthful independence for the individual, because that's what's important to us. Our contemporary food system is supranational-corporate-fucked; Open Source is a feasible solution. Outer Babylon.</text:p>
          </table:table-cell>
          <table:table-cell table:number-columns-repeated="1022"/>
        </table:table-row>
        <table:table-row table:style-name="ro5">
          <table:table-cell office:value-type="float" office:value="227">
            <text:p>227</text:p>
          </table:table-cell>
          <table:table-cell office:value-type="string">
            <text:p>Haven't really released much.</text:p>
          </table:table-cell>
          <table:table-cell table:number-columns-repeated="1022"/>
        </table:table-row>
        <table:table-row table:style-name="ro5">
          <table:table-cell office:value-type="float" office:value="228">
            <text:p>228</text:p>
          </table:table-cell>
          <table:table-cell office:value-type="string">
            <text:p>Use whatever tools available. My preference is to get the job done, not agonize over the tool.</text:p>
          </table:table-cell>
          <table:table-cell table:number-columns-repeated="1022"/>
        </table:table-row>
        <table:table-row table:style-name="ro5">
          <table:table-cell office:value-type="float" office:value="229">
            <text:p>229</text:p>
          </table:table-cell>
          <table:table-cell office:value-type="string">
            <text:p>I started this project alone as an exercise to learn a new language ( python ). The associated hardware has been designed with open source tools ( Kicad ). Now I help the community for some specific problem and many users joined the community for hardware design or software development. Each user is welcomed and even considered as an important contributor in its own filed of knowledge.</text:p>
          </table:table-cell>
          <table:table-cell table:number-columns-repeated="1022"/>
        </table:table-row>
        <table:table-row table:style-name="ro5">
          <table:table-cell office:value-type="float" office:value="230">
            <text:p>230</text:p>
          </table:table-cell>
          <table:table-cell office:value-type="string">
            <text:p>Lots of research, haven't collaborated too much but I do keep in contact with many who make their living off of open source hardware.</text:p>
          </table:table-cell>
          <table:table-cell table:number-columns-repeated="1022"/>
        </table:table-row>
        <table:table-row table:style-name="ro8">
          <table:table-cell office:value-type="float" office:value="231">
            <text:p>231</text:p>
          </table:table-cell>
          <table:table-cell office:value-type="string">
            <text:p>My role is varied, since we're a small shop still. <text:s/>I design the circuits, lay out the PCB boards, and write the software for the MCUs. <text:s/></text:p>
            <text:p/>
            <text:p>We first prototype on an existing dev board from one of the SparkFun/Adafruit/etc companies (to ensure the hardware we're considering is up to the task). <text:s/>Then we fab our own boards to get the form-factor, power usage, and other requirements correct. <text:s/>Then we prototype those in the field. <text:s/>Then the plan is to manufacture at scale.</text:p>
            <text:p/>
            <text:p>Our primary tools are the Linux avr-gcc toolchain (avrdude, et.al), Eagle for schematic/board design, Google SketchUp for getting physical prototypes created, and Wordpress for our site. <text:s/>And of course, vim is our editor of choice. :)</text:p>
          </table:table-cell>
          <table:table-cell table:number-columns-repeated="1022"/>
        </table:table-row>
        <table:table-row table:style-name="ro5">
          <table:table-cell office:value-type="float" office:value="232">
            <text:p>232</text:p>
          </table:table-cell>
          <table:table-cell office:value-type="string">
            <text:p>I work with a core team in-office, but we collect and share interesting ideas from many online sources, and often use those as a spring-board to developing our own designs. I am the CEO of the company, and in charge of the R&amp;D department. We're big users of Altium (Gawd, try it once, and never look at Eagle again).</text:p>
          </table:table-cell>
          <table:table-cell table:number-columns-repeated="1022"/>
        </table:table-row>
        <table:table-row table:style-name="ro5">
          <table:table-cell office:value-type="float" office:value="233">
            <text:p>233</text:p>
          </table:table-cell>
          <table:table-cell office:value-type="string">
            <text:p>Most of my collaboration happens face-to-face, via Google Groups or twitter with members of my local hackerspace.</text:p>
          </table:table-cell>
          <table:table-cell table:number-columns-repeated="1022"/>
        </table:table-row>
        <table:table-row table:style-name="ro5">
          <table:table-cell office:value-type="float" office:value="234">
            <text:p>234</text:p>
          </table:table-cell>
          <table:table-cell office:value-type="string">
            <text:p>I'm a loner - I mostly work by myself but will offer advice if asked.</text:p>
          </table:table-cell>
          <table:table-cell table:number-columns-repeated="1022"/>
        </table:table-row>
        <table:table-row table:style-name="ro8">
          <table:table-cell office:value-type="float" office:value="235">
            <text:p>235</text:p>
          </table:table-cell>
          <table:table-cell office:value-type="string">
            <text:p>I work with many people around the internet, from users, vendors of hardware and even sometimes commercial companies.</text:p>
            <text:p/>
            <text:p>My role varies - I am a contributor to some projects (like Arduino, but mostly on software part), and I am a designer and author of ZPUino (even the CPU was written by me, despite using the original ISA).</text:p>
            <text:p/>
            <text:p>Tools are the usual: gcc and friends, some editors, for the software part. For VHDL design I use ghdl for simulation (open-source), and mostly Xilinx ISE for HDL implementation (not open source, but no alternatives whatsoever).</text:p>
          </table:table-cell>
          <table:table-cell table:number-columns-repeated="1022"/>
        </table:table-row>
        <table:table-row table:style-name="ro5">
          <table:table-cell office:value-type="float" office:value="236">
            <text:p>236</text:p>
          </table:table-cell>
          <table:table-cell office:value-type="string">
            <text:p>I'm still learning how to design, so any development I do is HEAVY collaboration with coworkers and people outside of the company.</text:p>
          </table:table-cell>
          <table:table-cell table:number-columns-repeated="1022"/>
        </table:table-row>
        <table:table-row table:style-name="ro5">
          <table:table-cell office:value-type="float" office:value="237">
            <text:p>237</text:p>
          </table:table-cell>
          <table:table-cell office:value-type="string">
            <text:p>As a professor at a liberal arts college, I mostly work with students. Often we collaborate via email, G+, etc. Usually our research projects take place in the summer where we work in a large-group lab setting. We use Eagle, kicad, gEDA for board designs; TinkerCAD, blender, and openscad for 3D models; and latex for document preparation. Our 3D printer is a Makerbot, and our other tools include a full machine shop, and a laser research lab.</text:p>
          </table:table-cell>
          <table:table-cell table:number-columns-repeated="1022"/>
        </table:table-row>
        <table:table-row table:style-name="ro5">
          <table:table-cell office:value-type="float" office:value="238">
            <text:p>238</text:p>
          </table:table-cell>
          <table:table-cell office:value-type="string">
            <text:p>Work with teachers &amp; students. <text:s/>Learn what they want, see how they use it, find the problems, create better alternatives. <text:s/>My role is more of a listener than anything else. <text:s/>Tools. <text:s/>Humm, I use DraftSight for mechanical CAD [because I already know AutoCAD and can't afford a, and ExpressPCB for schematics &amp; layouts. <text:s/>EagleCAD is way too complex. &lt;rant&gt; It appears to have been written by engineers for engineers who already know one of the major CAD programs. <text:s/>The online tutorials are typically out of date with the version that's currently available. <text:s/>I want to layout a simple circuit and it takes forever. <text:s/>And, the thing that frustrates me most is the multitude of part libraries that don't work. &lt;/rant&gt; <text:s/>For really technical stuff - 3D CAD - I've hired a professional to do it in SolidWorks.</text:p>
          </table:table-cell>
          <table:table-cell table:number-columns-repeated="1022"/>
        </table:table-row>
        <table:table-row table:style-name="ro5">
          <table:table-cell office:value-type="float" office:value="239">
            <text:p>239</text:p>
          </table:table-cell>
          <table:table-cell office:value-type="string">
            <text:p>Made a hobby workspace at home, using a soldering station, dremel (with drill press stand), MAC (Osx 10.6.7), and lots of scrap parts found everywhere.</text:p>
          </table:table-cell>
          <table:table-cell table:number-columns-repeated="1022"/>
        </table:table-row>
        <table:table-row table:style-name="ro5">
          <table:table-cell office:value-type="float" office:value="240">
            <text:p>240</text:p>
          </table:table-cell>
          <table:table-cell office:value-type="string">
            <text:p>I'm a lone wolf too. Just down in my basement working out the design. Once I have something fairly finished, I post to a forum, sometimes, to get feedback. I don't typically seek out designs to offer feedback. Tools: Circuit design with Eagle. I have made available a parts library for same available via subversion/google code. Any physical design (very little, really) done with Sketchup for 3d or TurboCAD for 2d. I use google code project hosting exclusively to host projects.</text:p>
          </table:table-cell>
          <table:table-cell table:number-columns-repeated="1022"/>
        </table:table-row>
        <table:table-row table:style-name="ro5">
          <table:table-cell office:value-type="float" office:value="241">
            <text:p>241</text:p>
          </table:table-cell>
          <table:table-cell office:value-type="string">
            <text:p>I collaborate with both artists and engineers and designers and academics, etc. I am not an engineer or software programmer, but a former biologist, now artist. So, I like working on the hands on designs for the electrical circuits and the softwares, but for very complex algorithms, at this point in my career it is nice to collaborate with people well above my programming / EE level. <text:s/>I use Arduino, sensors, recently Android, MakerBot, recently Eagle...</text:p>
          </table:table-cell>
          <table:table-cell table:number-columns-repeated="1022"/>
        </table:table-row>
        <table:table-row table:style-name="ro5">
          <table:table-cell office:value-type="float" office:value="242">
            <text:p>242</text:p>
          </table:table-cell>
          <table:table-cell office:value-type="string">
            <text:p>Mostly when I have an idea I search for others who have done something similar, or done pieces I can adapt and use</text:p>
          </table:table-cell>
          <table:table-cell table:number-columns-repeated="1022"/>
        </table:table-row>
        <table:table-row table:style-name="ro5">
          <table:table-cell office:value-type="float" office:value="243">
            <text:p>243</text:p>
          </table:table-cell>
          <table:table-cell office:value-type="string">
            <text:p>I manage the R&amp;D team. We use Solidworks and keep our designs in a pirvate repository on github. Releases are uploaded to Thingiverse.</text:p>
          </table:table-cell>
          <table:table-cell table:number-columns-repeated="1022"/>
        </table:table-row>
        <table:table-row table:style-name="ro5">
          <table:table-cell office:value-type="float" office:value="244">
            <text:p>244</text:p>
          </table:table-cell>
          <table:table-cell office:value-type="string">
            <text:p>I tend to work alone on a project. Before release I may share the final version with a few friends in the OSHW community for a review (particularly of documentation). I tend to think of myself as an independent, but still a member of a larger community of OSHW practitioners.</text:p>
          </table:table-cell>
          <table:table-cell table:number-columns-repeated="1022"/>
        </table:table-row>
        <table:table-row table:style-name="ro5">
          <table:table-cell office:value-type="float" office:value="245">
            <text:p>245</text:p>
          </table:table-cell>
          <table:table-cell office:value-type="string">
            <text:p>I talk and share ideas with friends/family/educators, but I work alone. I design, buy, prototype, etch, solder, etc. myself.</text:p>
          </table:table-cell>
          <table:table-cell table:number-columns-repeated="1022"/>
        </table:table-row>
        <table:table-row table:style-name="ro5">
          <table:table-cell office:value-type="float" office:value="246">
            <text:p>246</text:p>
          </table:table-cell>
          <table:table-cell office:value-type="string">
            <text:p>This would require an essay to answer.</text:p>
          </table:table-cell>
          <table:table-cell table:number-columns-repeated="1022"/>
        </table:table-row>
        <table:table-row table:style-name="ro5">
          <table:table-cell office:value-type="float" office:value="247">
            <text:p>247</text:p>
          </table:table-cell>
          <table:table-cell office:value-type="string">
            <text:p>I work with others online. I use Pro/ENGINEER and various FEA programs. As mentioned before, this makes it difficult to collaborate on the same model. Once the design is finished, 2D drawings can be shared as a PDF. Others can download this.</text:p>
          </table:table-cell>
          <table:table-cell table:number-columns-repeated="1022"/>
        </table:table-row>
        <table:table-row table:style-name="ro7">
          <table:table-cell office:value-type="float" office:value="248">
            <text:p>248</text:p>
          </table:table-cell>
          <table:table-cell office:value-type="string">
            <text:p>i usually work alone, but i have several friends who are into DIY and making things, we exchange ideas, criticise, look for solutions. </text:p>
            <text:p/>
            <text:p>regarding tools (i'm looking at my table now): a microcontroller devboard, a breadboard, a voltmeter, a multimeter, soldering iron station, hot air station, scalpel, pincet, ruler, retarded power supply, computer. I go to a place where there is a scope and magnyfiing glass</text:p>
          </table:table-cell>
          <table:table-cell table:number-columns-repeated="1022"/>
        </table:table-row>
        <table:table-row table:style-name="ro5">
          <table:table-cell office:value-type="float" office:value="249">
            <text:p>249</text:p>
          </table:table-cell>
          <table:table-cell office:value-type="string">
            <text:p>As an architect, I seek ways to augment my toolset. <text:s/>Software has led me to a great many revelations about how data can allow us to design in a more informed manner. <text:s/>In a similar sense, the tools associated with the trade really affect the data which is available. <text:s/>Therefore I began to try and seek novel tools. <text:s/>Open Source software led me to open source hardware. <text:s/>Here I can develop tools in the form of sensor kits and data loggers which llow me to survey projects in totally different manners. <text:s/>I have been lucky to be able to work with Fab Lab Barcelona and at the Institute for Advanced Architecture in Barcelona. <text:s/>Here I also have the great opportunity to teach digital tools, which has naturally led me to connect with open source hardware to feed designs with real world data. <text:s/>I use workshops to test prototypes and find different strategies to apply the functionality of open source hardware into design projects.</text:p>
          </table:table-cell>
          <table:table-cell table:number-columns-repeated="1022"/>
        </table:table-row>
        <table:table-row table:style-name="ro5">
          <table:table-cell office:value-type="float" office:value="250">
            <text:p>250</text:p>
          </table:table-cell>
          <table:table-cell office:value-type="string">
            <text:p>I work all alone, and use minecraft since the addition of redstone lamps for a look at how something will look like and try to make it a working desing. Fritzing is nice to make a plan for how to wire everything up and the make a shopping list. What I'm still missing is a nice and free tool to simulate how a project will function (like crocedile clips) and hopefully simulate an arduino whit real code driving the simulation as well. (idea for fritzing maybe?)</text:p>
          </table:table-cell>
          <table:table-cell table:number-columns-repeated="1022"/>
        </table:table-row>
        <table:table-row table:style-name="ro5">
          <table:table-cell office:value-type="float" office:value="251">
            <text:p>251</text:p>
          </table:table-cell>
          <table:table-cell office:value-type="string">
            <text:p>We work mostly with arm, avr, pic based stuff that communicate over CAN, Ethertnet, RF etc. We collaborate in the team but also with others. We use both open source tools and closed tools.</text:p>
          </table:table-cell>
          <table:table-cell table:number-columns-repeated="1022"/>
        </table:table-row>
        <table:table-row table:style-name="ro6">
          <table:table-cell office:value-type="float" office:value="252">
            <text:p>252</text:p>
          </table:table-cell>
          <table:table-cell office:value-type="string">
            <text:p>We are 3 at [part of this response<text:span text:style-name="T1"> contained information that may identify the respondent and was removed to protect their anonymity</text:span><text:span text:style-name="T2">]</text:span>, me and 2 engineers employed by the company, we use many tools like (design) eagle and kicad, (project management) redmine, (customers support) phpbb, (webshop) prestashop, ...</text:p>
            <text:p>We collaborate with Arduino and other companies, we work with the Open Hardware community in general.</text:p>
          </table:table-cell>
          <table:table-cell table:number-columns-repeated="1022"/>
        </table:table-row>
        <table:table-row table:style-name="ro5">
          <table:table-cell office:value-type="float" office:value="253">
            <text:p>253</text:p>
          </table:table-cell>
          <table:table-cell office:value-type="string">
            <text:p>We are designer of hardware and software tools for IT and electronic security industry</text:p>
          </table:table-cell>
          <table:table-cell table:number-columns-repeated="1022"/>
        </table:table-row>
        <table:table-row table:style-name="ro6">
          <table:table-cell office:value-type="float" office:value="254">
            <text:p>254</text:p>
          </table:table-cell>
          <table:table-cell office:value-type="string">
            <text:p>I use <text:s/>the micro controllers arduino and Lylipad and I design activities in which this tools are include, and I support DIY <text:s/>documentation for people learn and use it</text:p>
            <text:p>Here one example:</text:p>
          </table:table-cell>
          <table:table-cell table:number-columns-repeated="1022"/>
        </table:table-row>
        <table:table-row table:style-name="ro5">
          <table:table-cell office:value-type="float" office:value="255">
            <text:p>255</text:p>
          </table:table-cell>
          <table:table-cell office:value-type="string">
            <text:p>As I said, I'm still pretty much in the planning/research phase, so I still only work on my own and haven't yet published my ideas to the world.</text:p>
          </table:table-cell>
          <table:table-cell table:number-columns-repeated="1022"/>
        </table:table-row>
        <table:table-row table:style-name="ro5">
          <table:table-cell office:value-type="float" office:value="256">
            <text:p>256</text:p>
          </table:table-cell>
          <table:table-cell office:value-type="string">
            <text:p>I am a electronics engineer (54 years) and want to stay fit with modern electronics. To learn about hardware and software I am setting up private projects and learn from Open Source projects. I am working alone, partially with my son.</text:p>
          </table:table-cell>
          <table:table-cell table:number-columns-repeated="1022"/>
        </table:table-row>
        <table:table-row table:style-name="ro7">
          <table:table-cell office:value-type="float" office:value="257">
            <text:p>257</text:p>
          </table:table-cell>
          <table:table-cell office:value-type="string">
            <text:p>Arduino, php, autoIt and processing. </text:p>
            <text:p/>
            <text:p>Meet other makers at Hackerspace Frankfurt germany.</text:p>
          </table:table-cell>
          <table:table-cell table:number-columns-repeated="1022"/>
        </table:table-row>
        <table:table-row table:style-name="ro9">
          <table:table-cell office:value-type="float" office:value="258">
            <text:p>258</text:p>
          </table:table-cell>
          <table:table-cell office:value-type="string">
            <text:p>I work mostly alone, but I have a friend that is also doing electronics, so we often have discussions about our projects.</text:p>
            <text:p>As for the tools, I have a Weller iron, A Rigol scope, two Multimeters (I don't remember the brand), An Agilent LCR metter, an USBtinyISP AVR programmer, and the usual hand tools.</text:p>
            <text:p>When I want to do a quick prototype, I can use an Arduino and a breadboard.</text:p>
            <text:p>To program AVR microcontrollers (I haven't used PIC yet), I use the avr-gcc toolchain.</text:p>
          </table:table-cell>
          <table:table-cell table:number-columns-repeated="1022"/>
        </table:table-row>
        <table:table-row table:style-name="ro5">
          <table:table-cell office:value-type="float" office:value="259">
            <text:p>259</text:p>
          </table:table-cell>
          <table:table-cell office:value-type="string">
            <text:p>Right now, i work mostly by myself, but i consult work that others have done and published to further my designs</text:p>
          </table:table-cell>
          <table:table-cell table:number-columns-repeated="1022"/>
        </table:table-row>
        <table:table-row table:style-name="ro5">
          <table:table-cell office:value-type="float" office:value="260">
            <text:p>260</text:p>
          </table:table-cell>
          <table:table-cell office:value-type="string">
            <text:p>we call it Guerilla Engineering. A team gets together for a specific project, creates it, and then disbands, moving ahead to other projects with other members. We have had members from the US, Canada, Germany, India, Australia, and hope to add more. All projects are handled via online collaboration. I have helped with schematic and pcb design for all the projects that we have done. The EDA of choice is KiCad.</text:p>
          </table:table-cell>
          <table:table-cell table:number-columns-repeated="1022"/>
        </table:table-row>
        <table:table-row table:style-name="ro5">
          <table:table-cell office:value-type="float" office:value="261">
            <text:p>261</text:p>
          </table:table-cell>
          <table:table-cell office:value-type="string">
            <text:p>In my development I'm on my own. I use mainly open source software: kicad, eclipse, Kubuntu, avr-gcc, mspgcc</text:p>
          </table:table-cell>
          <table:table-cell table:number-columns-repeated="1022"/>
        </table:table-row>
        <table:table-row table:style-name="ro5">
          <table:table-cell office:value-type="float" office:value="262">
            <text:p>262</text:p>
          </table:table-cell>
          <table:table-cell office:value-type="string">
            <text:p>Kicad is excellent ;)</text:p>
          </table:table-cell>
          <table:table-cell table:number-columns-repeated="1022"/>
        </table:table-row>
        <table:table-row table:style-name="ro5">
          <table:table-cell office:value-type="float" office:value="263">
            <text:p>263</text:p>
          </table:table-cell>
          <table:table-cell office:value-type="string">
            <text:p>It tends to be a very passive process. <text:s/>I pull in other project's documentation, but work on my own and don't generally release my design files until I've spun a working prototype.</text:p>
          </table:table-cell>
          <table:table-cell table:number-columns-repeated="1022"/>
        </table:table-row>
        <table:table-row table:style-name="ro5">
          <table:table-cell office:value-type="float" office:value="264">
            <text:p>264</text:p>
          </table:table-cell>
          <table:table-cell office:value-type="string">
            <text:p>I am a Research specialist by title. I work with a team of 4 designers. The majority of projects are created internally but we have had a couple projects this year that have been a collaborative effort between the local community and the community at large. I work with Corel draw to create files for laser cutting assemblies to mount and house electronics. I use Altium for PCB design.</text:p>
          </table:table-cell>
          <table:table-cell table:number-columns-repeated="1022"/>
        </table:table-row>
        <table:table-row table:style-name="ro5">
          <table:table-cell office:value-type="float" office:value="265">
            <text:p>265</text:p>
          </table:table-cell>
          <table:table-cell office:value-type="string">
            <text:p>I typically work alone on the project, interact with fellow hackerspace members for knowledge, and use tools such as EagleCAD to edit hardware design schematics. <text:s/>For software I'll typically write firmware in the Arduino tools.</text:p>
          </table:table-cell>
          <table:table-cell table:number-columns-repeated="1022"/>
        </table:table-row>
        <table:table-row table:style-name="ro8">
          <table:table-cell office:value-type="float" office:value="266">
            <text:p>266</text:p>
          </table:table-cell>
          <table:table-cell office:value-type="string">
            <text:p>I usually work by myself until/unless I run into something that I can't figure out with Google. Then I'll either directly ask someone I know has experience in the area (AVR microcontrollers, USB descriptors, e-textiles, avr-gcc compilers, etc.) and hope I get an answer. I'll often post on the Arduino forum, the SparkFun forum, AVR Freaks, or even just a generic request on Twitter or Facebook. I also post all of my code up on a couple of Github repositories, and occasionally people will fork, modify, and submit pull requests, though that doesn't happen very often.</text:p>
            <text:p/>
            <text:p>I do all of my development, prototyping, and testing on my personal computers, in my home office in my apartment. I have a pretty good set of basic electronics tools, including (of course) a soldering iron and good digital multimeter, as well as a DSO Quad scope, hot air rework station, and hot plate for SMT work.</text:p>
            <text:p/>
            <text:p>The other person that I "work" most with is James Neal of DorkbotPDX, from whom I get almost all of my custom PCBs for prototyping. Matthew and Adam from Wayne and Layne have been excellent resources as well, as has Lynne Bruning of the e-textile workshop, and I occasionally ping them for help or suggestions.</text:p>
          </table:table-cell>
          <table:table-cell table:number-columns-repeated="1022"/>
        </table:table-row>
        <table:table-row table:style-name="ro5">
          <table:table-cell office:value-type="float" office:value="267">
            <text:p>267</text:p>
          </table:table-cell>
          <table:table-cell office:value-type="string">
            <text:p>I design my rojects alone, but I also collaborate with a couple of my friends on their projects and I am a member of a radio builders club.</text:p>
          </table:table-cell>
          <table:table-cell table:number-columns-repeated="1022"/>
        </table:table-row>
        <table:table-row table:style-name="ro5">
          <table:table-cell office:value-type="float" office:value="268">
            <text:p>268</text:p>
          </table:table-cell>
          <table:table-cell office:value-type="string">
            <text:p>I mostly work alone, although I do have beta testers who can help me in areas in which I'm not proficient (i.e. OSX development). We collaborate mainly through a PHPBB forum on my website. I also host all of the code and design files on github.</text:p>
          </table:table-cell>
          <table:table-cell table:number-columns-repeated="1022"/>
        </table:table-row>
        <table:table-row table:style-name="ro5">
          <table:table-cell office:value-type="float" office:value="269">
            <text:p>269</text:p>
          </table:table-cell>
          <table:table-cell office:value-type="string">
            <text:p>I use OpenSCAD for most of my 3d modeling and Kicad for PCB layout. <text:s text:c="2"/>Most development is done alone, shared, and then developed more. <text:s/>A few projects have been more dynamic with respect to collaboration.</text:p>
          </table:table-cell>
          <table:table-cell table:number-columns-repeated="1022"/>
        </table:table-row>
        <table:table-row table:style-name="ro5">
          <table:table-cell office:value-type="float" office:value="270">
            <text:p>270</text:p>
          </table:table-cell>
          <table:table-cell office:value-type="string">
            <text:p>Mostly work by myself or perhaps with one other person. <text:s/>Use Eagle currently, but banging head on its size ceiling.</text:p>
          </table:table-cell>
          <table:table-cell table:number-columns-repeated="1022"/>
        </table:table-row>
        <table:table-row table:style-name="ro5">
          <table:table-cell office:value-type="float" office:value="271">
            <text:p>271</text:p>
          </table:table-cell>
          <table:table-cell office:value-type="string">
            <text:p>I spend my nights &amp; weekends working on OSH designs &amp; software. <text:s/>I collaborate primarily with a group of people on the forums at tinyclr.com. <text:s/>I use many free/OSS software tools including Eagle, KiCAD, SketchUp. <text:s/>The main OSH platforms I am working with are the FEZ Hydra &amp; FEZ Cerberus mainboards from ghielectronics.com.</text:p>
          </table:table-cell>
          <table:table-cell table:number-columns-repeated="1022"/>
        </table:table-row>
        <table:table-row table:style-name="ro6">
          <table:table-cell office:value-type="float" office:value="272">
            <text:p>272</text:p>
          </table:table-cell>
          <table:table-cell office:value-type="string">
            <text:p>EagleCAD</text:p>
            <text:p>DIY Biologists</text:p>
          </table:table-cell>
          <table:table-cell table:number-columns-repeated="1022"/>
        </table:table-row>
        <table:table-row table:style-name="ro7">
          <table:table-cell office:value-type="float" office:value="273">
            <text:p>273</text:p>
          </table:table-cell>
          <table:table-cell office:value-type="string">
            <text:p>I'm mostly doing it by myself. I haven't published anything yet, but hope to once I get something I feel is worth sharing. I'm very new to HW (but not to open source).</text:p>
            <text:p/>
            <text:p>I use Debian and have used Eagle and gschem.</text:p>
          </table:table-cell>
          <table:table-cell table:number-columns-repeated="1022"/>
        </table:table-row>
        <table:table-row table:style-name="ro7">
          <table:table-cell office:value-type="float" office:value="274">
            <text:p>274</text:p>
          </table:table-cell>
          <table:table-cell office:value-type="string">
            <text:p>I am a visual artist, but I started to tinker with hardware a long time ago, and when I created the [part of this response<text:span text:style-name="T1"> contained information that may identify the respondent and was removed to protect their anonymity</text:span><text:span text:style-name="T2">]</text:span> I asked for help to an EE friend, and together we created a really cool board: [part of this response<text:span text:style-name="T1"> contained information that may identify the respondent and was removed to protect their anonymity</text:span><text:span text:style-name="T2">]</text:span></text:p>
            <text:p/>
            <text:p>We have been using the Motoruino is several workshops where we teach Arduino, electronics and programming.</text:p>
          </table:table-cell>
          <table:table-cell table:number-columns-repeated="1022"/>
        </table:table-row>
        <table:table-row table:style-name="ro5">
          <table:table-cell office:value-type="float" office:value="275">
            <text:p>275</text:p>
          </table:table-cell>
          <table:table-cell office:value-type="string">
            <text:p>Eagle, Illustrator, Visual Studio</text:p>
          </table:table-cell>
          <table:table-cell table:number-columns-repeated="1022"/>
        </table:table-row>
        <table:table-row table:style-name="ro5">
          <table:table-cell office:value-type="float" office:value="276">
            <text:p>276</text:p>
          </table:table-cell>
          <table:table-cell office:value-type="string">
            <text:p>tools: gEDA, Inkscape, github, google code, google plus, laser cutter, CNC router, wikis</text:p>
          </table:table-cell>
          <table:table-cell table:number-columns-repeated="1022"/>
        </table:table-row>
        <table:table-row table:style-name="ro5">
          <table:table-cell office:value-type="float" office:value="277">
            <text:p>277</text:p>
          </table:table-cell>
          <table:table-cell office:value-type="string">
            <text:p>My general process while making this robot has been to do some work, post about it on twitter, get instant feedback, and improve whatever I was working on. At the end of the week I make a detailed blog post, where I get more in-depth feedback, which is considered heavily in the next week of making progress.</text:p>
          </table:table-cell>
          <table:table-cell table:number-columns-repeated="1022"/>
        </table:table-row>
        <table:table-row table:style-name="ro5">
          <table:table-cell office:value-type="float" office:value="278">
            <text:p>278</text:p>
          </table:table-cell>
          <table:table-cell office:value-type="string">
            <text:p>Starbucks.laptop. eagle. Hope. Prayers.</text:p>
          </table:table-cell>
          <table:table-cell table:number-columns-repeated="1022"/>
        </table:table-row>
        <table:table-row table:style-name="ro5">
          <table:table-cell office:value-type="float" office:value="279">
            <text:p>279</text:p>
          </table:table-cell>
          <table:table-cell office:value-type="string">
            <text:p>I use Eagle CAD, open source software tools. <text:s/>Generally, I work alone on my projects. <text:s/>On a few projects, I work with people I have met in person through the hackerspace, with other engineers from work, and a couple people I have met online. We generally use online communication, sometimes infrequent phone conversations, and occasionally face to face meetings. <text:s/>When I collaborate, about half the time I am leading the project, half the time I am assisting.</text:p>
          </table:table-cell>
          <table:table-cell table:number-columns-repeated="1022"/>
        </table:table-row>
        <table:table-row table:style-name="ro5">
          <table:table-cell office:value-type="float" office:value="280">
            <text:p>280</text:p>
          </table:table-cell>
          <table:table-cell office:value-type="string">
            <text:p>I am in the process of learning gEDA and have used upverter.com to make and publish a simple schematic used in one my projects which I then created an instructable for.</text:p>
          </table:table-cell>
          <table:table-cell table:number-columns-repeated="1022"/>
        </table:table-row>
        <table:table-row table:style-name="ro5">
          <table:table-cell office:value-type="float" office:value="281">
            <text:p>281</text:p>
          </table:table-cell>
          <table:table-cell office:value-type="string">
            <text:p>Eagle for PCB design, GitHub for design files, ThingSpeak for IoT -- work with artists and students</text:p>
          </table:table-cell>
          <table:table-cell table:number-columns-repeated="1022"/>
        </table:table-row>
        <table:table-row table:style-name="ro5">
          <table:table-cell office:value-type="float" office:value="282">
            <text:p>282</text:p>
          </table:table-cell>
          <table:table-cell office:value-type="string">
            <text:p>I work with my business partner in another state. <text:s/>We use a variety of things to stay in touch--email, Google docs, wikis, source control. <text:s/>Each one of us takes point on a project, and the other person helps out.</text:p>
          </table:table-cell>
          <table:table-cell table:number-columns-repeated="1022"/>
        </table:table-row>
        <table:table-row table:style-name="ro5">
          <table:table-cell office:value-type="float" office:value="283">
            <text:p>283</text:p>
          </table:table-cell>
          <table:table-cell office:value-type="string">
            <text:p>I use the Arduino IDE. I don't have many collaborators, although I do have a couple of friends who lend help along the way. I often start with a big idea, work on small technical pieces and put together solved bits until I have the whole thing on a breadboard. I'll often let it run for weeks, adding something here and there as I have a chance to live with it and see room for improvement.</text:p>
          </table:table-cell>
          <table:table-cell table:number-columns-repeated="1022"/>
        </table:table-row>
        <table:table-row table:style-name="ro5">
          <table:table-cell office:value-type="float" office:value="284">
            <text:p>284</text:p>
          </table:table-cell>
          <table:table-cell office:value-type="string">
            <text:p>I mostly work on it by myself until it is working then release it.</text:p>
          </table:table-cell>
          <table:table-cell table:number-columns-repeated="1022"/>
        </table:table-row>
        <table:table-row table:style-name="ro5">
          <table:table-cell office:value-type="float" office:value="285">
            <text:p>285</text:p>
          </table:table-cell>
          <table:table-cell office:value-type="string">
            <text:p>I work by myself for the most part. I use KiCAD for any PCB design work.</text:p>
          </table:table-cell>
          <table:table-cell table:number-columns-repeated="1022"/>
        </table:table-row>
        <table:table-row table:style-name="ro5">
          <table:table-cell office:value-type="float" office:value="286">
            <text:p>286</text:p>
          </table:table-cell>
          <table:table-cell office:value-type="string">
            <text:p>Altium designer, Arduino SDK, ponoko</text:p>
          </table:table-cell>
          <table:table-cell table:number-columns-repeated="1022"/>
        </table:table-row>
        <table:table-row table:style-name="ro5">
          <table:table-cell office:value-type="float" office:value="287">
            <text:p>287</text:p>
          </table:table-cell>
          <table:table-cell office:value-type="string">
            <text:p>The most of developers who works with me live far away from here. We also use the googlegroups.</text:p>
          </table:table-cell>
          <table:table-cell table:number-columns-repeated="1022"/>
        </table:table-row>
        <table:table-row table:style-name="ro7">
          <table:table-cell office:value-type="float" office:value="288">
            <text:p>288</text:p>
          </table:table-cell>
          <table:table-cell office:value-type="string">
            <text:p>Lately, I've been doing a bit of work with KippKitts, and occasionally I've pushed updates and fixes to someone else's project (usually minor stuff). However, mostly, I've worked independently. Sometimes, the projects I work on are dictated by the needs of my internship, for example, the remote control board that I built. Other times, they're just things that pop into my head, like the Electronic Die.</text:p>
            <text:p/>
            <text:p>As far as tools are concerned, I own a Macintosh, a USBTinyISP, and various pieces of test equipment, including a multimeter and an oscilloscope. When I need precision anything, I go into the lab where I intern, which has really tools. My main tool, though, is Google. I'm constantly pulling up data sheets, application notes, and other open hardware projects.</text:p>
          </table:table-cell>
          <table:table-cell table:number-columns-repeated="1022"/>
        </table:table-row>
        <table:table-row table:style-name="ro5">
          <table:table-cell office:value-type="float" office:value="289">
            <text:p>289</text:p>
          </table:table-cell>
          <table:table-cell office:value-type="string">
            <text:p>I mostly work alone as a graduate student in a biology lab. <text:s/>I'm the only one who knows anything about instrumentation, mechanics, and electronics, so it comes to me to purchase or build the right thing. <text:s/>I enjoy building my own equpiment because it works to my specs, often for a fraction of the cost of something commercial. <text:s/>I feel like I understand my equipment extremely well and am able to troubleshoot it far better than I would as a mere user.</text:p>
          </table:table-cell>
          <table:table-cell table:number-columns-repeated="1022"/>
        </table:table-row>
        <table:table-row table:style-name="ro5">
          <table:table-cell office:value-type="float" office:value="290">
            <text:p>290</text:p>
          </table:table-cell>
          <table:table-cell office:value-type="string">
            <text:p>@work: I search and recomend new hardware and develop software for it, there are two persons for (electronic) modifications. @home: I do everything ;)</text:p>
          </table:table-cell>
          <table:table-cell table:number-columns-repeated="1022"/>
        </table:table-row>
        <table:table-row table:style-name="ro8">
          <table:table-cell office:value-type="float" office:value="291">
            <text:p>291</text:p>
          </table:table-cell>
          <table:table-cell office:value-type="string">
            <text:p>We use Git and Google Code for hosting. I would prefer to use Github over Google Code.</text:p>
            <text:p/>
            <text:p>Most of the real action goes down in a closed mailing list, for better or worse.</text:p>
            <text:p/>
            <text:p>I contribute to hardware design (mostly testing designs and providing feedback) and maintain the systems level software, which is tightly bound to the hardware.</text:p>
          </table:table-cell>
          <table:table-cell table:number-columns-repeated="1022"/>
        </table:table-row>
        <table:table-row table:style-name="ro11">
          <table:table-cell office:value-type="float" office:value="292">
            <text:p>292</text:p>
          </table:table-cell>
          <table:table-cell office:value-type="string">
            <text:p>Idea pops un in my mind.</text:p>
            <text:p>I investigate wether it's possible or not and if someone did it before.</text:p>
            <text:p>I post about it in forums</text:p>
            <text:p>Start prototyping</text:p>
            <text:p>Share results</text:p>
            <text:p>Troobleshoot and debug with help of community</text:p>
            <text:p>Publish designs</text:p>
          </table:table-cell>
          <table:table-cell table:number-columns-repeated="1022"/>
        </table:table-row>
        <table:table-row table:style-name="ro5">
          <table:table-cell office:value-type="float" office:value="293">
            <text:p>293</text:p>
          </table:table-cell>
          <table:table-cell office:value-type="string">
            <text:p>Generally work alone from various resources around the web explaining how to use Arduino</text:p>
          </table:table-cell>
          <table:table-cell table:number-columns-repeated="1022"/>
        </table:table-row>
        <table:table-row table:style-name="ro5">
          <table:table-cell office:value-type="float" office:value="294">
            <text:p>294</text:p>
          </table:table-cell>
          <table:table-cell office:value-type="string">
            <text:p>I work on my projects mostly alone, but discuss my projects with many people I work or socialize with in person. <text:s/>I haven't yet published any of my designs, but I will be shortly.</text:p>
          </table:table-cell>
          <table:table-cell table:number-columns-repeated="1022"/>
        </table:table-row>
        <table:table-row table:style-name="ro5">
          <table:table-cell office:value-type="float" office:value="295">
            <text:p>295</text:p>
          </table:table-cell>
          <table:table-cell office:value-type="string">
            <text:p>I work together with one of my friends. We talk about different ideas and help each other.</text:p>
          </table:table-cell>
          <table:table-cell table:number-columns-repeated="1022"/>
        </table:table-row>
        <table:table-row table:style-name="ro5">
          <table:table-cell office:value-type="float" office:value="296">
            <text:p>296</text:p>
          </table:table-cell>
          <table:table-cell office:value-type="string">
            <text:p>I mostly work alone, release projects, and incorporate feedback and changes made in derivative works in future revisions.</text:p>
          </table:table-cell>
          <table:table-cell table:number-columns-repeated="1022"/>
        </table:table-row>
        <table:table-row table:style-name="ro5">
          <table:table-cell office:value-type="float" office:value="297">
            <text:p>297</text:p>
          </table:table-cell>
          <table:table-cell office:value-type="string">
            <text:p>read. read, read. and then read read read again, and then <text:s/>google and then IRC channels if available.</text:p>
          </table:table-cell>
          <table:table-cell table:number-columns-repeated="1022"/>
        </table:table-row>
        <table:table-row table:style-name="ro5">
          <table:table-cell office:value-type="float" office:value="298">
            <text:p>298</text:p>
          </table:table-cell>
          <table:table-cell office:value-type="string">
            <text:p>i spend alot of time in forums reading, i read every post @ dangerous prototypes</text:p>
          </table:table-cell>
          <table:table-cell table:number-columns-repeated="1022"/>
        </table:table-row>
        <table:table-row table:style-name="ro5">
          <table:table-cell office:value-type="float" office:value="299">
            <text:p>299</text:p>
          </table:table-cell>
          <table:table-cell office:value-type="string">
            <text:p>KiCAD to develop schematics and board designs... then some prototyping service like Dorkbot PDX.. then if the project can be commercially interesting, I move production locally (Italy).</text:p>
          </table:table-cell>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icrosoft Sans Serif" svg:font-family="'Microsoft Sans Serif'"/>
    <style:font-face style:name="Arial2" svg:font-family="Arial" style:font-family-generic="swiss"/>
    <style:font-face style:name="Arial" svg:font-family="Arial" style:font-family-generic="swiss" style:font-pitch="variable"/>
    <style:font-face style:name="Arial1" svg:font-family="Arial"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pt" fo:country="PT" style:font-name-asian="Arial1"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 $</number:text>
      <number:number number:decimal-places="0" number:min-integer-digits="1" number:grouping="true"/>
      <number:text> )</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 $</number:text>
      <number:number number:decimal-places="0" number:min-integer-digits="1" number:grouping="true"/>
      <number:text> )</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 $</number:text>
      <number:number number:decimal-places="2" number:min-integer-digits="1" number:grouping="true"/>
      <number:text> )</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 $</number:text>
      <number:number number:decimal-places="2" number:min-integer-digits="1" number:grouping="true"/>
      <number:text> )</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 </number:text>
      <number:number number:decimal-places="0" number:min-integer-digits="1" number:grouping="true"/>
      <number:text> )</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 </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 </number:text>
      <number:number number:decimal-places="2" number:min-integer-digits="1" number:grouping="true"/>
      <number:text> )</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 </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143">
      <number:month number:textual="true"/>
      <number:text> </number:text>
      <number:day/>
      <number:text>, </number:text>
      <number:year number:style="long"/>
      <number:text> </number:text>
      <number:hours/>
      <number:text>:</number:text>
      <number:minutes number:style="long"/>
      <number:text> </number:text>
      <number:am-pm/>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Microsoft Sans Serif"/>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3">03/13/2013</text:date>, <text:time>12:24:35</text:time></text:p>
        </style:region-right>
      </style:header>
      <style:header-left style:display="false"/>
      <style:footer>
        <text:p>Page <text:page-number>1</text:page-number> / <text:page-count>99</text:page-count></text:p>
      </style:footer>
      <style:footer-left style:display="false"/>
    </style:master-page>
    <style:master-page style:name="PageStyle_5f_Question_20_1" style:display-name="PageStyle_Question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3-03-13T12:24:34</dc:date>
    <dc:creator>Catarina Mota</dc:creator>
    <meta:generator>NeoOffice/3.3$Unix OpenOffice.org_project/Patch 0</meta:generator>
    <meta:editing-duration>PT03H35M05S</meta:editing-duration>
    <meta:editing-cycles>11</meta:editing-cycles>
    <meta:document-statistic meta:table-count="1" meta:cell-count="617" meta:object-count="0"/>
  </office:meta>
</office:document-meta>
</file>